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5,0]," calcext:value-type="string">
            <text:p><text:s/>[step_time*1,1*step,6.5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5,0]," calcext:value-type="string">
            <text:p><text:s/>[step_time*1.3125,2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5,0]," calcext:value-type="string">
            <text:p><text:s/>[step_time*1.3125,3.5*step,6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5,0]," calcext:value-type="string">
            <text:p><text:s/>[step_time*1.3125,3.5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5,0]," calcext:value-type="string">
            <text:p><text:s/>[step_time*1.3125,3.5*step,9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5,0]," calcext:value-type="string">
            <text:p><text:s/>[step_time*1.8375,1.75*step,9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5,0]," calcext:value-type="string">
            <text:p><text:s/>[step_time*0.525,1.75*step,9.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5,0]," calcext:value-type="string">
            <text:p><text:s/>[step_time*1.05,2.75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5,0]," calcext:value-type="string">
            <text:p><text:s/>[step_time*1.3125,2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5,0]," calcext:value-type="string">
            <text:p><text:s/>[step_time*1.575,2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5,0]," calcext:value-type="string">
            <text:p><text:s/>[step_time*0.7875,2*step,12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5,0]," calcext:value-type="string">
            <text:p><text:s/>[step_time*2.1,2*step,14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5,0]," calcext:value-type="string">
            <text:p><text:s/>[step_time*1.8375,3.75*step,1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5,0]," calcext:value-type="string">
            <text:p><text:s/>[step_time*2.1,3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5,0]," calcext:value-type="string">
            <text:p><text:s/>[step_time*1.575,5.25*step,12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2" office:value-type="float" office:value="8" calcext:value-type="float">
            <text:p>8.0</text:p>
          </table:table-cell>
          <table:table-cell office:value-type="string" calcext:value-type="string">
            <text:p>wait</text:p>
          </table:table-cell>
          <table:table-cell table:formula="of:=CONCATENATE(&quot; [step_time*&quot; ; [.F21] ; &quot;,&quot; ; [.C21] ; &quot;*step,&quot; ; [.D21] ; &quot;* step,&quot;;  [.$G$3]; &quot;,0],&quot;)" office:value-type="string" office:string-value=" [step_time*8,6.75*step,12.25* step,0.35,0]," calcext:value-type="string">
            <text:p><text:s/>[step_time*8,6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2]+[.C21]" office:value-type="float" office:value="8.75" calcext:value-type="float">
            <text:p>8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2" calcext:value-type="float">
            <text:p>2</text:p>
          </table:table-cell>
          <table:table-cell table:style-name="ce13" table:formula="of:=[.E22]*[.$G$2]" office:value-type="float" office:value="2.1" calcext:value-type="float">
            <text:p>2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2.1,8.75*step,12.25* step,0.35,0]," calcext:value-type="string">
            <text:p><text:s/>[step_time*2.1,8.75*step,12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23]+[.C22]" office:value-type="float" office:value="8.75" calcext:value-type="float">
            <text:p>8.75</text:p>
          </table:table-cell>
          <table:table-cell table:style-name="ce6" table:formula="of:=[.B23]+[.D22]" office:value-type="float" office:value="13.25" calcext:value-type="float">
            <text:p>13.25</text:p>
          </table:table-cell>
          <table:table-cell table:style-name="ce11" table:formula="of:=SQRT(([.C23]-[.C22])^2+([.D23]-[.D22])^2)" office:value-type="float" office:value="1" calcext:value-type="float">
            <text:p>1</text:p>
          </table:table-cell>
          <table:table-cell table:style-name="ce13" table:formula="of:=[.E23]*[.$G$2]" office:value-type="float" office:value="1.05" calcext:value-type="float">
            <text:p>1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05,8.75*step,13.25* step,0.35,0]," calcext:value-type="string">
            <text:p><text:s/>[step_time*1.05,8.75*step,13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4]+[.C23]" office:value-type="float" office:value="10.75" calcext:value-type="float">
            <text:p>10.75</text:p>
          </table:table-cell>
          <table:table-cell table:style-name="ce6" table:formula="of:=[.B24]+[.D23]" office:value-type="float" office:value="13.25" calcext:value-type="float">
            <text:p>13.25</text:p>
          </table:table-cell>
          <table:table-cell table:style-name="ce11" table:formula="of:=SQRT(([.C24]-[.C23])^2+([.D24]-[.D23])^2)" office:value-type="float" office:value="2" calcext:value-type="float">
            <text:p>2</text:p>
          </table:table-cell>
          <table:table-cell table:style-name="ce13" table:formula="of:=[.E24]*[.$G$2]" office:value-type="float" office:value="2.1" calcext:value-type="float">
            <text:p>2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2.1,10.75*step,13.25* step,0.35,0]," calcext:value-type="string">
            <text:p><text:s/>[step_time*2.1,10.75*step,13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5]+[.C24]" office:value-type="float" office:value="12.75" calcext:value-type="float">
            <text:p>12.75</text:p>
          </table:table-cell>
          <table:table-cell table:style-name="ce6" table:formula="of:=[.B25]+[.D24]" office:value-type="float" office:value="13.25" calcext:value-type="float">
            <text:p>13.25</text:p>
          </table:table-cell>
          <table:table-cell table:style-name="ce11" table:formula="of:=SQRT(([.C25]-[.C24])^2+([.D25]-[.D24])^2)" office:value-type="float" office:value="2" calcext:value-type="float">
            <text:p>2</text:p>
          </table:table-cell>
          <table:table-cell table:style-name="ce13" table:formula="of:=[.E25]*[.$G$2]" office:value-type="float" office:value="2.1" calcext:value-type="float">
            <text:p>2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2.1,12.75*step,13.25* step,0.35,0]," calcext:value-type="string">
            <text:p><text:s/>[step_time*2.1,12.75*step,13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6]+[.C25]" office:value-type="float" office:value="14.75" calcext:value-type="float">
            <text:p>14.75</text:p>
          </table:table-cell>
          <table:table-cell table:style-name="ce6" table:formula="of:=[.B26]+[.D25]" office:value-type="float" office:value="13.25" calcext:value-type="float">
            <text:p>13.25</text:p>
          </table:table-cell>
          <table:table-cell table:style-name="ce11" table:formula="of:=SQRT(([.C26]-[.C25])^2+([.D26]-[.D25])^2)" office:value-type="float" office:value="2" calcext:value-type="float">
            <text:p>2</text:p>
          </table:table-cell>
          <table:table-cell table:style-name="ce13" table:formula="of:=[.E26]*[.$G$2]" office:value-type="float" office:value="2.1" calcext:value-type="float">
            <text:p>2.1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2.1,14.75*step,13.25* step,0.35,0]," calcext:value-type="string">
            <text:p><text:s/>[step_time*2.1,14.75*step,13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7]+[.C26]" office:value-type="float" office:value="16.75" calcext:value-type="float">
            <text:p>16.75</text:p>
          </table:table-cell>
          <table:table-cell table:style-name="ce6" table:formula="of:=[.B27]+[.D26]" office:value-type="float" office:value="13.25" calcext:value-type="float">
            <text:p>13.25</text:p>
          </table:table-cell>
          <table:table-cell table:style-name="ce11" table:formula="of:=SQRT(([.C27]-[.C26])^2+([.D27]-[.D26])^2)" office:value-type="float" office:value="2" calcext:value-type="float">
            <text:p>2</text:p>
          </table:table-cell>
          <table:table-cell table:style-name="ce13" table:formula="of:=[.E27]*[.$G$2]" office:value-type="float" office:value="2.1" calcext:value-type="float">
            <text:p>2.1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2.1,16.75*step,13.25* step,0.35,0]," calcext:value-type="string">
            <text:p><text:s/>[step_time*2.1,16.75*step,13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8]+[.C27]" office:value-type="float" office:value="18.75" calcext:value-type="float">
            <text:p>18.75</text:p>
          </table:table-cell>
          <table:table-cell table:style-name="ce6" table:formula="of:=[.B28]+[.D27]" office:value-type="float" office:value="13.25" calcext:value-type="float">
            <text:p>13.25</text:p>
          </table:table-cell>
          <table:table-cell table:style-name="ce11" table:formula="of:=SQRT(([.C28]-[.C27])^2+([.D28]-[.D27])^2)" office:value-type="float" office:value="2" calcext:value-type="float">
            <text:p>2</text:p>
          </table:table-cell>
          <table:table-cell table:style-name="ce13" table:formula="of:=[.E28]*[.$G$2]" office:value-type="float" office:value="2.1" calcext:value-type="float">
            <text:p>2.1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2.1,18.75*step,13.25* step,0.35,0]," calcext:value-type="string">
            <text:p><text:s/>[step_time*2.1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18.75" calcext:value-type="float">
            <text:p>18.75</text:p>
          </table:table-cell>
          <table:table-cell table:style-name="ce6" table:formula="of:=[.B29]+[.D28]" office:value-type="float" office:value="13.25" calcext:value-type="float">
            <text:p>13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18.75" calcext:value-type="float">
            <text:p>18.75</text:p>
          </table:table-cell>
          <table:table-cell table:style-name="ce6" table:formula="of:=[.B30]+[.D29]" office:value-type="float" office:value="13.25" calcext:value-type="float">
            <text:p>13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18.75" calcext:value-type="float">
            <text:p>18.75</text:p>
          </table:table-cell>
          <table:table-cell table:style-name="ce6" table:formula="of:=[.B31]+[.D30]" office:value-type="float" office:value="13.25" calcext:value-type="float">
            <text:p>13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18.75" calcext:value-type="float">
            <text:p>18.75</text:p>
          </table:table-cell>
          <table:table-cell table:style-name="ce6" table:formula="of:=[.B32]+[.D31]" office:value-type="float" office:value="13.25" calcext:value-type="float">
            <text:p>13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18.75" calcext:value-type="float">
            <text:p>18.75</text:p>
          </table:table-cell>
          <table:table-cell table:style-name="ce6" table:formula="of:=[.B33]+[.D32]" office:value-type="float" office:value="13.25" calcext:value-type="float">
            <text:p>13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18.75" calcext:value-type="float">
            <text:p>18.75</text:p>
          </table:table-cell>
          <table:table-cell table:style-name="ce6" table:formula="of:=[.B34]+[.D33]" office:value-type="float" office:value="13.25" calcext:value-type="float">
            <text:p>13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18.75" calcext:value-type="float">
            <text:p>18.75</text:p>
          </table:table-cell>
          <table:table-cell table:style-name="ce6" table:formula="of:=[.B35]+[.D34]" office:value-type="float" office:value="13.25" calcext:value-type="float">
            <text:p>13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18.75" calcext:value-type="float">
            <text:p>18.75</text:p>
          </table:table-cell>
          <table:table-cell table:style-name="ce6" table:formula="of:=[.B36]+[.D35]" office:value-type="float" office:value="13.25" calcext:value-type="float">
            <text:p>13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8.75" calcext:value-type="float">
            <text:p>18.75</text:p>
          </table:table-cell>
          <table:table-cell table:style-name="ce6" table:formula="of:=[.B37]+[.D36]" office:value-type="float" office:value="13.25" calcext:value-type="float">
            <text:p>13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8.75" calcext:value-type="float">
            <text:p>18.75</text:p>
          </table:table-cell>
          <table:table-cell table:style-name="ce6" table:formula="of:=[.B38]+[.D37]" office:value-type="float" office:value="13.25" calcext:value-type="float">
            <text:p>13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8.75" calcext:value-type="float">
            <text:p>18.75</text:p>
          </table:table-cell>
          <table:table-cell table:style-name="ce6" table:formula="of:=[.B39]+[.D38]" office:value-type="float" office:value="13.25" calcext:value-type="float">
            <text:p>13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8.75" calcext:value-type="float">
            <text:p>18.75</text:p>
          </table:table-cell>
          <table:table-cell table:style-name="ce6" table:formula="of:=[.B40]+[.D39]" office:value-type="float" office:value="13.25" calcext:value-type="float">
            <text:p>13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8.75" calcext:value-type="float">
            <text:p>18.75</text:p>
          </table:table-cell>
          <table:table-cell table:style-name="ce6" table:formula="of:=[.B41]+[.D40]" office:value-type="float" office:value="13.25" calcext:value-type="float">
            <text:p>13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8.75" calcext:value-type="float">
            <text:p>18.75</text:p>
          </table:table-cell>
          <table:table-cell table:style-name="ce6" table:formula="of:=[.B42]+[.D41]" office:value-type="float" office:value="13.25" calcext:value-type="float">
            <text:p>13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8.75*step,13.25* step,0.35,0]," calcext:value-type="string">
            <text:p><text:s/>[step_time*0,18.75*step,13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2.6" calcext:value-type="float">
            <text:p>42.6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1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0.75" calcext:value-type="float">
            <text:p>0.75</text:p>
          </table:table-cell>
          <table:table-cell/>
          <table:table-cell table:style-name="ce6" table:formula="of:=[.A18]+[.C17]" office:value-type="float" office:value="8.5" calcext:value-type="float">
            <text:p>8.5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0.75" calcext:value-type="float">
            <text:p>0.75</text:p>
          </table:table-cell>
          <table:table-cell table:style-name="ce13" table:formula="of:=[.E18]*[.$G$2]" office:value-type="float" office:value="0.7875" calcext:value-type="float">
            <text:p>0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.7875,8.5*step,2* step,0.35,0]," calcext:value-type="string">
            <text:p><text:s/>[step_time*0.7875,8.5*step,2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7" calcext:value-type="float">
            <text:p>7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1.58113883008419" calcext:value-type="float">
            <text:p>1.5811388301</text:p>
          </table:table-cell>
          <table:table-cell table:style-name="ce13" table:formula="of:=[.E19]*[.$G$2]" office:value-type="float" office:value="1.6601957715884" calcext:value-type="float">
            <text:p>1.7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6601957715884,7*step,2.5* step,0.35,0]," calcext:value-type="string">
            <text:p><text:s/>[step_time*1.6601957715884,7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0]+[.C19]" office:value-type="float" office:value="7" calcext:value-type="float">
            <text:p>7</text:p>
          </table:table-cell>
          <table:table-cell table:style-name="ce6" table:formula="of:=[.B20]+[.D19]" office:value-type="float" office:value="4" calcext:value-type="float">
            <text:p>4</text:p>
          </table:table-cell>
          <table:table-cell table:style-name="ce17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7*step,4* step,0.35,0]," calcext:value-type="string">
            <text:p><text:s/>[step_time*1.575,7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1]+[.C20]" office:value-type="float" office:value="7" calcext:value-type="float">
            <text:p>7</text:p>
          </table:table-cell>
          <table:table-cell table:style-name="ce6" table:formula="of:=[.B21]+[.D20]" office:value-type="float" office:value="5.5" calcext:value-type="float">
            <text:p>5.5</text:p>
          </table:table-cell>
          <table:table-cell table:style-name="ce17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7*step,5.5* step,0.35,0]," calcext:value-type="string">
            <text:p><text:s/>[step_time*1.575,7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2]+[.C21]" office:value-type="float" office:value="7" calcext:value-type="float">
            <text:p>7</text:p>
          </table:table-cell>
          <table:table-cell table:style-name="ce6" table:formula="of:=[.B22]+[.D21]" office:value-type="float" office:value="7" calcext:value-type="float">
            <text:p>7</text:p>
          </table:table-cell>
          <table:table-cell table:style-name="ce17" table:formula="of:=SQRT(([.C22]-[.C21])^2+([.D22]-[.D21])^2)" office:value-type="float" office:value="1.5" calcext:value-type="float">
            <text:p>1.5</text:p>
          </table:table-cell>
          <table:table-cell table:style-name="ce13" table:formula="of:=[.E22]*[.$G$2]" office:value-type="float" office:value="1.575" calcext:value-type="float">
            <text:p>1.6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575,7*step,7* step,0.35,0]," calcext:value-type="string">
            <text:p><text:s/>[step_time*1.575,7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3]+[.C22]" office:value-type="float" office:value="7" calcext:value-type="float">
            <text:p>7</text:p>
          </table:table-cell>
          <table:table-cell table:style-name="ce6" table:formula="of:=[.B23]+[.D22]" office:value-type="float" office:value="8.5" calcext:value-type="float">
            <text:p>8.5</text:p>
          </table:table-cell>
          <table:table-cell table:style-name="ce17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7*step,8.5* step,0.35,0]," calcext:value-type="string">
            <text:p><text:s/>[step_time*1.575,7*step,8.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6" table:formula="of:=[.A24]+[.C23]" office:value-type="float" office:value="8" calcext:value-type="float">
            <text:p>8</text:p>
          </table:table-cell>
          <table:table-cell table:style-name="ce6" table:formula="of:=[.B24]+[.D23]" office:value-type="float" office:value="9.5" calcext:value-type="float">
            <text:p>9.5</text:p>
          </table:table-cell>
          <table:table-cell table:style-name="ce17" table:formula="of:=SQRT(([.C24]-[.C23])^2+([.D24]-[.D23])^2)" office:value-type="float" office:value="1.4142135623731" calcext:value-type="float">
            <text:p>1.4142135624</text:p>
          </table:table-cell>
          <table:table-cell table:style-name="ce13" table:formula="of:=[.E24]*[.$G$2]" office:value-type="float" office:value="1.48492424049175" calcext:value-type="float">
            <text:p>1.5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48492424049175,8*step,9.5* step,0.35,0]," calcext:value-type="string">
            <text:p><text:s/>[step_time*1.48492424049175,8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25]+[.C24]" office:value-type="float" office:value="8" calcext:value-type="float">
            <text:p>8</text:p>
          </table:table-cell>
          <table:table-cell table:style-name="ce6" table:formula="of:=[.B25]+[.D24]" office:value-type="float" office:value="11.5" calcext:value-type="float">
            <text:p>11.5</text:p>
          </table:table-cell>
          <table:table-cell table:style-name="ce17" table:formula="of:=SQRT(([.C25]-[.C24])^2+([.D25]-[.D24])^2)" office:value-type="float" office:value="2" calcext:value-type="float">
            <text:p>2</text:p>
          </table:table-cell>
          <table:table-cell table:style-name="ce12" office:value-type="float" office:value="2" calcext:value-type="float">
            <text:p>2.0</text:p>
          </table:table-cell>
          <table:table-cell office:value-type="string" calcext:value-type="string">
            <text:p>wait</text:p>
          </table:table-cell>
          <table:table-cell table:formula="of:=CONCATENATE(&quot; [step_time*&quot; ; [.F25] ; &quot;,&quot; ; [.C25] ; &quot;*step,&quot; ; [.D25] ; &quot;* step,&quot;;  [.$G$3]; &quot;,0],&quot;)" office:value-type="string" office:string-value=" [step_time*2,8*step,11.5* step,0.35,0]," calcext:value-type="string">
            <text:p><text:s/>[step_time*2,8*step,11.5* step,0.35,0],</text:p>
          </table:table-cell>
          <table:table-cell table:number-columns-repeated="1015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table:style-name="ce6" table:formula="of:=[.A26]+[.C25]" office:value-type="float" office:value="8.5" calcext:value-type="float">
            <text:p>8.5</text:p>
          </table:table-cell>
          <table:table-cell table:style-name="ce6" table:formula="of:=[.B26]+[.D25]" office:value-type="float" office:value="12.75" calcext:value-type="float">
            <text:p>12.75</text:p>
          </table:table-cell>
          <table:table-cell table:style-name="ce17" table:formula="of:=SQRT(([.C26]-[.C25])^2+([.D26]-[.D25])^2)" office:value-type="float" office:value="1.34629120178363" calcext:value-type="float">
            <text:p>1.3462912018</text:p>
          </table:table-cell>
          <table:table-cell table:style-name="ce13" table:formula="of:=[.E26]*[.$G$2]" office:value-type="float" office:value="1.41360576187281" calcext:value-type="float">
            <text:p>1.4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41360576187281,8.5*step,12.75* step,0.35,0]," calcext:value-type="string">
            <text:p><text:s/>[step_time*1.41360576187281,8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7]+[.C26]" office:value-type="float" office:value="10.5" calcext:value-type="float">
            <text:p>10.5</text:p>
          </table:table-cell>
          <table:table-cell table:style-name="ce6" table:formula="of:=[.B27]+[.D26]" office:value-type="float" office:value="12.75" calcext:value-type="float">
            <text:p>12.75</text:p>
          </table:table-cell>
          <table:table-cell table:style-name="ce17" table:formula="of:=SQRT(([.C27]-[.C26])^2+([.D27]-[.D26])^2)" office:value-type="float" office:value="2" calcext:value-type="float">
            <text:p>2</text:p>
          </table:table-cell>
          <table:table-cell table:style-name="ce13" table:formula="of:=[.E27]*[.$G$2]" office:value-type="float" office:value="2.1" calcext:value-type="float">
            <text:p>2.1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2.1,10.5*step,12.75* step,0.35,0]," calcext:value-type="string">
            <text:p><text:s/>[step_time*2.1,10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28]+[.C27]" office:value-type="float" office:value="12.5" calcext:value-type="float">
            <text:p>12.5</text:p>
          </table:table-cell>
          <table:table-cell table:style-name="ce6" table:formula="of:=[.B28]+[.D27]" office:value-type="float" office:value="12.75" calcext:value-type="float">
            <text:p>12.75</text:p>
          </table:table-cell>
          <table:table-cell table:style-name="ce17" table:formula="of:=SQRT(([.C28]-[.C27])^2+([.D28]-[.D27])^2)" office:value-type="float" office:value="2" calcext:value-type="float">
            <text:p>2</text:p>
          </table:table-cell>
          <table:table-cell table:style-name="ce13" table:formula="of:=[.E28]*[.$G$2]" office:value-type="float" office:value="2.1" calcext:value-type="float">
            <text:p>2.1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2.1,12.5*step,12.75* step,0.35,0]," calcext:value-type="string">
            <text:p><text:s/>[step_time*2.1,12.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75" calcext:value-type="float">
            <text:p>-0.75</text:p>
          </table:table-cell>
          <table:table-cell table:style-name="ce6" table:formula="of:=[.A29]+[.C28]" office:value-type="float" office:value="14.5" calcext:value-type="float">
            <text:p>14.5</text:p>
          </table:table-cell>
          <table:table-cell table:style-name="ce6" table:formula="of:=[.B29]+[.D28]" office:value-type="float" office:value="12" calcext:value-type="float">
            <text:p>12</text:p>
          </table:table-cell>
          <table:table-cell table:style-name="ce17" table:formula="of:=SQRT(([.C29]-[.C28])^2+([.D29]-[.D28])^2)" office:value-type="float" office:value="2.13600093632938" calcext:value-type="float">
            <text:p>2.1360009363</text:p>
          </table:table-cell>
          <table:table-cell table:style-name="ce13" table:formula="of:=[.E29]*[.$G$2]" office:value-type="float" office:value="2.24280098314585" calcext:value-type="float">
            <text:p>2.2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2.24280098314585,14.5*step,12* step,0.35,0]," calcext:value-type="string">
            <text:p><text:s/>[step_time*2.24280098314585,14.5*step,1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table:style-name="ce6" table:formula="of:=[.A30]+[.C29]" office:value-type="float" office:value="16" calcext:value-type="float">
            <text:p>16</text:p>
          </table:table-cell>
          <table:table-cell table:style-name="ce6" table:formula="of:=[.B30]+[.D29]" office:value-type="float" office:value="11.25" calcext:value-type="float">
            <text:p>11.25</text:p>
          </table:table-cell>
          <table:table-cell table:style-name="ce17" table:formula="of:=SQRT(([.C30]-[.C29])^2+([.D30]-[.D29])^2)" office:value-type="float" office:value="1.67705098312484" calcext:value-type="float">
            <text:p>1.6770509831</text:p>
          </table:table-cell>
          <table:table-cell table:style-name="ce13" table:formula="of:=[.E30]*[.$G$2]" office:value-type="float" office:value="1.76090353228108" calcext:value-type="float">
            <text:p>1.8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76090353228108,16*step,11.25* step,0.35,0]," calcext:value-type="string">
            <text:p><text:s/>[step_time*1.76090353228108,16*step,11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31]+[.C30]" office:value-type="float" office:value="17.5" calcext:value-type="float">
            <text:p>17.5</text:p>
          </table:table-cell>
          <table:table-cell table:style-name="ce6" table:formula="of:=[.B31]+[.D30]" office:value-type="float" office:value="11.25" calcext:value-type="float">
            <text:p>11.25</text:p>
          </table:table-cell>
          <table:table-cell table:style-name="ce17" table:formula="of:=SQRT(([.C31]-[.C30])^2+([.D31]-[.D30])^2)" office:value-type="float" office:value="1.5" calcext:value-type="float">
            <text:p>1.5</text:p>
          </table:table-cell>
          <table:table-cell table:style-name="ce13" table:formula="of:=[.E31]*[.$G$2]" office:value-type="float" office:value="1.575" calcext:value-type="float">
            <text:p>1.6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575,17.5*step,11.25* step,0.35,0]," calcext:value-type="string">
            <text:p><text:s/>[step_time*1.575,17.5*step,11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32]+[.C31]" office:value-type="float" office:value="19" calcext:value-type="float">
            <text:p>19</text:p>
          </table:table-cell>
          <table:table-cell table:style-name="ce6" table:formula="of:=[.B32]+[.D31]" office:value-type="float" office:value="11.25" calcext:value-type="float">
            <text:p>11.25</text:p>
          </table:table-cell>
          <table:table-cell table:style-name="ce17" table:formula="of:=SQRT(([.C32]-[.C31])^2+([.D32]-[.D31])^2)" office:value-type="float" office:value="1.5" calcext:value-type="float">
            <text:p>1.5</text:p>
          </table:table-cell>
          <table:table-cell table:style-name="ce13" table:formula="of:=[.E32]*[.$G$2]" office:value-type="float" office:value="1.575" calcext:value-type="float">
            <text:p>1.6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1.575,19*step,11.25* step,0.35,0]," calcext:value-type="string">
            <text:p><text:s/>[step_time*1.575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19" calcext:value-type="float">
            <text:p>19</text:p>
          </table:table-cell>
          <table:table-cell table:style-name="ce6" table:formula="of:=[.B33]+[.D32]" office:value-type="float" office:value="11.25" calcext:value-type="float">
            <text:p>11.2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19" calcext:value-type="float">
            <text:p>19</text:p>
          </table:table-cell>
          <table:table-cell table:style-name="ce6" table:formula="of:=[.B34]+[.D33]" office:value-type="float" office:value="11.25" calcext:value-type="float">
            <text:p>11.2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19" calcext:value-type="float">
            <text:p>19</text:p>
          </table:table-cell>
          <table:table-cell table:style-name="ce6" table:formula="of:=[.B35]+[.D34]" office:value-type="float" office:value="11.25" calcext:value-type="float">
            <text:p>11.2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19" calcext:value-type="float">
            <text:p>19</text:p>
          </table:table-cell>
          <table:table-cell table:style-name="ce6" table:formula="of:=[.B36]+[.D35]" office:value-type="float" office:value="11.25" calcext:value-type="float">
            <text:p>11.2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9" calcext:value-type="float">
            <text:p>19</text:p>
          </table:table-cell>
          <table:table-cell table:style-name="ce6" table:formula="of:=[.B37]+[.D36]" office:value-type="float" office:value="11.25" calcext:value-type="float">
            <text:p>11.2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9" calcext:value-type="float">
            <text:p>19</text:p>
          </table:table-cell>
          <table:table-cell table:style-name="ce6" table:formula="of:=[.B38]+[.D37]" office:value-type="float" office:value="11.25" calcext:value-type="float">
            <text:p>11.2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9" calcext:value-type="float">
            <text:p>19</text:p>
          </table:table-cell>
          <table:table-cell table:style-name="ce6" table:formula="of:=[.B39]+[.D38]" office:value-type="float" office:value="11.25" calcext:value-type="float">
            <text:p>11.2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9" calcext:value-type="float">
            <text:p>19</text:p>
          </table:table-cell>
          <table:table-cell table:style-name="ce6" table:formula="of:=[.B40]+[.D39]" office:value-type="float" office:value="11.25" calcext:value-type="float">
            <text:p>11.2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9" calcext:value-type="float">
            <text:p>19</text:p>
          </table:table-cell>
          <table:table-cell table:style-name="ce6" table:formula="of:=[.B41]+[.D40]" office:value-type="float" office:value="11.25" calcext:value-type="float">
            <text:p>11.2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9" calcext:value-type="float">
            <text:p>19</text:p>
          </table:table-cell>
          <table:table-cell table:style-name="ce6" table:formula="of:=[.B42]+[.D41]" office:value-type="float" office:value="11.25" calcext:value-type="float">
            <text:p>11.2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9*step,11.25* step,0.35,0]," calcext:value-type="string">
            <text:p><text:s/>[step_time*0,19*step,11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42.7999302893799" calcext:value-type="float">
            <text:p>42.7999302894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2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6.5* step,0.35,0]," calcext:value-type="string">
            <text:p><text:s/>[step_time*1,0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6.5* step,0.35,0]," calcext:value-type="string">
            <text:p><text:s/>[step_time*1.8375,2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6.5* step,0.35,0]," calcext:value-type="string">
            <text:p><text:s/>[step_time*1.8375,3.7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6.5" calcext:value-type="float">
            <text:p>6.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6.5* step,0.35,0]," calcext:value-type="string">
            <text:p><text:s/>[step_time*1.8375,5.5*step,6.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6.5" calcext:value-type="float">
            <text:p>6.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6.5* step,0.35,0]," calcext:value-type="string">
            <text:p><text:s/>[step_time*1.575,7*step,6.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7.5" calcext:value-type="float">
            <text:p>7.5</text:p>
          </table:table-cell>
          <table:table-cell table:style-name="ce19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7*step,7.5* step,0.35,0]," calcext:value-type="string">
            <text:p><text:s/>[step_time*1.05,7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19" table:formula="of:=SQRT(([.C12]-[.C11])^2+([.D12]-[.D11])^2)" office:value-type="float" office:value="1.75" calcext:value-type="float">
            <text:p>1.75</text:p>
          </table:table-cell>
          <table:table-cell table:style-name="ce13" table:formula="of:=[.E12]*[.$G$2]" office:value-type="float" office:value="1.8375" calcext:value-type="float">
            <text:p>1.8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8375,7*step,9.25* step,0.35,0]," calcext:value-type="string">
            <text:p><text:s/>[step_time*1.8375,7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9.25" calcext:value-type="float">
            <text:p>9.2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9.25* step,0.35,0]," calcext:value-type="string">
            <text:p><text:s/>[step_time*2.1,9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9.25" calcext:value-type="float">
            <text:p>9.2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9.25* step,0.35,0]," calcext:value-type="string">
            <text:p><text:s/>[step_time*2.1,11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9" calcext:value-type="float">
            <text:p>9</text:p>
          </table:table-cell>
          <table:table-cell table:style-name="ce19" table:formula="of:=SQRT(([.C15]-[.C14])^2+([.D15]-[.D14])^2)" office:value-type="float" office:value="2.01556443707464" calcext:value-type="float">
            <text:p>2.0155644371</text:p>
          </table:table-cell>
          <table:table-cell table:style-name="ce13" table:formula="of:=[.E15]*[.$G$2]" office:value-type="float" office:value="2.11634265892837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1634265892837,13*step,9* step,0.35,0]," calcext:value-type="string">
            <text:p><text:s/>[step_time*2.11634265892837,13*step,9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6" table:formula="of:=[.A16]+[.C15]" office:value-type="float" office:value="14" calcext:value-type="float">
            <text:p>14</text:p>
          </table:table-cell>
          <table:table-cell table:style-name="ce6" table:formula="of:=[.B16]+[.D15]" office:value-type="float" office:value="9.25" calcext:value-type="float">
            <text:p>9.25</text:p>
          </table:table-cell>
          <table:table-cell table:style-name="ce19" table:formula="of:=SQRT(([.C16]-[.C15])^2+([.D16]-[.D15])^2)" office:value-type="float" office:value="1.03077640640442" calcext:value-type="float">
            <text:p>1.0307764064</text:p>
          </table:table-cell>
          <table:table-cell table:style-name="ce13" table:formula="of:=[.E16]*[.$G$2]" office:value-type="float" office:value="1.08231522672464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8231522672464,14*step,9.25* step,0.35,0]," calcext:value-type="string">
            <text:p><text:s/>[step_time*1.08231522672464,14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17]+[.C16]" office:value-type="float" office:value="14" calcext:value-type="float">
            <text:p>14</text:p>
          </table:table-cell>
          <table:table-cell table:style-name="ce6" table:formula="of:=[.B17]+[.D16]" office:value-type="float" office:value="7.75" calcext:value-type="float">
            <text:p>7.75</text:p>
          </table:table-cell>
          <table:table-cell table:style-name="ce19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14*step,7.75* step,0.35,0]," calcext:value-type="string">
            <text:p><text:s/>[step_time*1.575,14*step,7.7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18]+[.C17]" office:value-type="float" office:value="13" calcext:value-type="float">
            <text:p>13</text:p>
          </table:table-cell>
          <table:table-cell table:style-name="ce6" table:formula="of:=[.B18]+[.D17]" office:value-type="float" office:value="7.75" calcext:value-type="float">
            <text:p>7.75</text:p>
          </table:table-cell>
          <table:table-cell table:style-name="ce19" table:formula="of:=SQRT(([.C18]-[.C17])^2+([.D18]-[.D17])^2)" office:value-type="float" office:value="1" calcext:value-type="float">
            <text:p>1</text:p>
          </table:table-cell>
          <table:table-cell table:style-name="ce13" table:formula="of:=[.E18]*[.$G$2]" office:value-type="float" office:value="1.05" calcext:value-type="float">
            <text:p>1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05,13*step,7.75* step,0.35,0]," calcext:value-type="string">
            <text:p><text:s/>[step_time*1.05,13*step,7.7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1.75" calcext:value-type="float">
            <text:p>11.75</text:p>
          </table:table-cell>
          <table:table-cell table:style-name="ce6" table:formula="of:=[.B19]+[.D18]" office:value-type="float" office:value="7.75" calcext:value-type="float">
            <text:p>7.7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1.75*step,7.75* step,0.35,0]," calcext:value-type="string">
            <text:p><text:s/>[step_time*1.3125,11.75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0]+[.C19]" office:value-type="float" office:value="11.75" calcext:value-type="float">
            <text:p>11.75</text:p>
          </table:table-cell>
          <table:table-cell table:style-name="ce6" table:formula="of:=[.B20]+[.D19]" office:value-type="float" office:value="5.75" calcext:value-type="float">
            <text:p>5.75</text:p>
          </table:table-cell>
          <table:table-cell table:style-name="ce19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11.75*step,5.75* step,0.35,0]," calcext:value-type="string">
            <text:p><text:s/>[step_time*2.1,11.75*step,5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1]+[.C20]" office:value-type="float" office:value="11.75" calcext:value-type="float">
            <text:p>11.75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9" table:formula="of:=SQRT(([.C21]-[.C20])^2+([.D21]-[.D20])^2)" office:value-type="float" office:value="1.75" calcext:value-type="float">
            <text:p>1.75</text:p>
          </table:table-cell>
          <table:table-cell table:style-name="ce13" table:formula="of:=[.E21]*[.$G$2]" office:value-type="float" office:value="1.8375" calcext:value-type="float">
            <text:p>1.8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8375,11.75*step,4* step,0.35,0]," calcext:value-type="string">
            <text:p><text:s/>[step_time*1.8375,11.75*step,4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22]+[.C21]" office:value-type="float" office:value="12.75" calcext:value-type="float">
            <text:p>12.75</text:p>
          </table:table-cell>
          <table:table-cell table:style-name="ce6" table:formula="of:=[.B22]+[.D21]" office:value-type="float" office:value="4" calcext:value-type="float">
            <text:p>4</text:p>
          </table:table-cell>
          <table:table-cell table:style-name="ce19" table:formula="of:=SQRT(([.C22]-[.C21])^2+([.D22]-[.D21])^2)" office:value-type="float" office:value="1" calcext:value-type="float">
            <text:p>1</text:p>
          </table:table-cell>
          <table:table-cell table:style-name="ce13" table:formula="of:=[.E22]*[.$G$2]" office:value-type="float" office:value="1.05" calcext:value-type="float">
            <text:p>1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05,12.75*step,4* step,0.35,0]," calcext:value-type="string">
            <text:p><text:s/>[step_time*1.05,12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23]+[.C22]" office:value-type="float" office:value="12.75" calcext:value-type="float">
            <text:p>12.75</text:p>
          </table:table-cell>
          <table:table-cell table:style-name="ce6" table:formula="of:=[.B23]+[.D22]" office:value-type="float" office:value="3" calcext:value-type="float">
            <text:p>3</text:p>
          </table:table-cell>
          <table:table-cell table:style-name="ce19" table:formula="of:=SQRT(([.C23]-[.C22])^2+([.D23]-[.D22])^2)" office:value-type="float" office:value="1" calcext:value-type="float">
            <text:p>1</text:p>
          </table:table-cell>
          <table:table-cell table:style-name="ce13" table:formula="of:=[.E23]*[.$G$2]" office:value-type="float" office:value="1.05" calcext:value-type="float">
            <text:p>1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05,12.75*step,3* step,0.35,0]," calcext:value-type="string">
            <text:p><text:s/>[step_time*1.05,12.75*step,3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4]+[.C23]" office:value-type="float" office:value="11.75" calcext:value-type="float">
            <text:p>11.75</text:p>
          </table:table-cell>
          <table:table-cell table:style-name="ce6" table:formula="of:=[.B24]+[.D23]" office:value-type="float" office:value="3" calcext:value-type="float">
            <text:p>3</text:p>
          </table:table-cell>
          <table:table-cell table:style-name="ce19" table:formula="of:=SQRT(([.C24]-[.C23])^2+([.D24]-[.D23])^2)" office:value-type="float" office:value="1" calcext:value-type="float">
            <text:p>1</text:p>
          </table:table-cell>
          <table:table-cell table:style-name="ce13" table:formula="of:=[.E24]*[.$G$2]" office:value-type="float" office:value="1.05" calcext:value-type="float">
            <text:p>1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05,11.75*step,3* step,0.35,0]," calcext:value-type="string">
            <text:p><text:s/>[step_time*1.05,11.7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25]+[.C24]" office:value-type="float" office:value="11.75" calcext:value-type="float">
            <text:p>11.75</text:p>
          </table:table-cell>
          <table:table-cell table:style-name="ce6" table:formula="of:=[.B25]+[.D24]" office:value-type="float" office:value="4" calcext:value-type="float">
            <text:p>4</text:p>
          </table:table-cell>
          <table:table-cell table:style-name="ce19" table:formula="of:=SQRT(([.C25]-[.C24])^2+([.D25]-[.D24])^2)" office:value-type="float" office:value="1" calcext:value-type="float">
            <text:p>1</text:p>
          </table:table-cell>
          <table:table-cell table:style-name="ce13" table:formula="of:=[.E25]*[.$G$2]" office:value-type="float" office:value="1.05" calcext:value-type="float">
            <text:p>1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05,11.75*step,4* step,0.35,0]," calcext:value-type="string">
            <text:p><text:s/>[step_time*1.05,11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6]+[.C25]" office:value-type="float" office:value="11.75" calcext:value-type="float">
            <text:p>11.75</text:p>
          </table:table-cell>
          <table:table-cell table:style-name="ce6" table:formula="of:=[.B26]+[.D25]" office:value-type="float" office:value="5.5" calcext:value-type="float">
            <text:p>5.5</text:p>
          </table:table-cell>
          <table:table-cell table:style-name="ce19" table:formula="of:=SQRT(([.C26]-[.C25])^2+([.D26]-[.D25])^2)" office:value-type="float" office:value="1.5" calcext:value-type="float">
            <text:p>1.5</text:p>
          </table:table-cell>
          <table:table-cell table:style-name="ce13" table:formula="of:=[.E26]*[.$G$2]" office:value-type="float" office:value="1.575" calcext:value-type="float">
            <text:p>1.6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575,11.75*step,5.5* step,0.35,0]," calcext:value-type="string">
            <text:p><text:s/>[step_time*1.575,11.75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7]+[.C26]" office:value-type="float" office:value="11.75" calcext:value-type="float">
            <text:p>11.75</text:p>
          </table:table-cell>
          <table:table-cell table:style-name="ce6" table:formula="of:=[.B27]+[.D26]" office:value-type="float" office:value="7" calcext:value-type="float">
            <text:p>7</text:p>
          </table:table-cell>
          <table:table-cell table:style-name="ce19" table:formula="of:=SQRT(([.C27]-[.C26])^2+([.D27]-[.D26])^2)" office:value-type="float" office:value="1.5" calcext:value-type="float">
            <text:p>1.5</text:p>
          </table:table-cell>
          <table:table-cell table:style-name="ce13" table:formula="of:=[.E27]*[.$G$2]" office:value-type="float" office:value="1.575" calcext:value-type="float">
            <text:p>1.6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575,11.75*step,7* step,0.35,0]," calcext:value-type="string">
            <text:p><text:s/>[step_time*1.575,11.75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8]+[.C27]" office:value-type="float" office:value="11.75" calcext:value-type="float">
            <text:p>11.75</text:p>
          </table:table-cell>
          <table:table-cell table:style-name="ce6" table:formula="of:=[.B28]+[.D27]" office:value-type="float" office:value="8.5" calcext:value-type="float">
            <text:p>8.5</text:p>
          </table:table-cell>
          <table:table-cell table:style-name="ce19" table:formula="of:=SQRT(([.C28]-[.C27])^2+([.D28]-[.D27])^2)" office:value-type="float" office:value="1.5" calcext:value-type="float">
            <text:p>1.5</text:p>
          </table:table-cell>
          <table:table-cell table:style-name="ce13" table:formula="of:=[.E28]*[.$G$2]" office:value-type="float" office:value="1.575" calcext:value-type="float">
            <text:p>1.6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575,11.75*step,8.5* step,0.35,0]," calcext:value-type="string">
            <text:p><text:s/>[step_time*1.575,11.75*step,8.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29]+[.C28]" office:value-type="float" office:value="10.25" calcext:value-type="float">
            <text:p>10.25</text:p>
          </table:table-cell>
          <table:table-cell table:style-name="ce6" table:formula="of:=[.B29]+[.D28]" office:value-type="float" office:value="8.5" calcext:value-type="float">
            <text:p>8.5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0.25*step,8.5* step,0.35,0]," calcext:value-type="string">
            <text:p><text:s/>[step_time*1.575,10.25*step,8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table:formula="of:=[.A30]+[.C29]" office:value-type="float" office:value="9.25" calcext:value-type="float">
            <text:p>9.25</text:p>
          </table:table-cell>
          <table:table-cell table:style-name="ce6" table:formula="of:=[.B30]+[.D29]" office:value-type="float" office:value="9.5" calcext:value-type="float">
            <text:p>9.5</text:p>
          </table:table-cell>
          <table:table-cell table:style-name="ce19" table:formula="of:=SQRT(([.C30]-[.C29])^2+([.D30]-[.D29])^2)" office:value-type="float" office:value="1.4142135623731" calcext:value-type="float">
            <text:p>1.4142135624</text:p>
          </table:table-cell>
          <table:table-cell table:style-name="ce13" table:formula="of:=[.E30]*[.$G$2]" office:value-type="float" office:value="1.48492424049175" calcext:value-type="float">
            <text:p>1.5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48492424049175,9.25*step,9.5* step,0.35,0]," calcext:value-type="string">
            <text:p><text:s/>[step_time*1.48492424049175,9.25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31]+[.C30]" office:value-type="float" office:value="9.25" calcext:value-type="float">
            <text:p>9.25</text:p>
          </table:table-cell>
          <table:table-cell table:style-name="ce6" table:formula="of:=[.B31]+[.D30]" office:value-type="float" office:value="11" calcext:value-type="float">
            <text:p>11</text:p>
          </table:table-cell>
          <table:table-cell table:style-name="ce19" table:formula="of:=SQRT(([.C31]-[.C30])^2+([.D31]-[.D30])^2)" office:value-type="float" office:value="1.5" calcext:value-type="float">
            <text:p>1.5</text:p>
          </table:table-cell>
          <table:table-cell table:style-name="ce13" table:formula="of:=[.E31]*[.$G$2]" office:value-type="float" office:value="1.575" calcext:value-type="float">
            <text:p>1.6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1.575,9.25*step,11* step,0.35,0]," calcext:value-type="string">
            <text:p><text:s/>[step_time*1.575,9.25*step,11* step,0.35,0],</text:p>
          </table:table-cell>
          <table:table-cell table:number-columns-repeated="1015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table:style-name="ce6" table:formula="of:=[.A32]+[.C31]" office:value-type="float" office:value="9.75" calcext:value-type="float">
            <text:p>9.75</text:p>
          </table:table-cell>
          <table:table-cell table:style-name="ce6" table:formula="of:=[.B32]+[.D31]" office:value-type="float" office:value="12.75" calcext:value-type="float">
            <text:p>12.75</text:p>
          </table:table-cell>
          <table:table-cell table:style-name="ce19" table:formula="of:=SQRT(([.C32]-[.C31])^2+([.D32]-[.D31])^2)" office:value-type="float" office:value="1.82002747232013" calcext:value-type="float">
            <text:p>1.8200274723</text:p>
          </table:table-cell>
          <table:table-cell table:style-name="ce13" table:formula="of:=[.E32]*[.$G$2]" office:value-type="float" office:value="1.91102884593614" calcext:value-type="float">
            <text:p>1.9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1.91102884593614,9.75*step,12.75* step,0.35,0]," calcext:value-type="string">
            <text:p><text:s/>[step_time*1.91102884593614,9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3]+[.C32]" office:value-type="float" office:value="11.75" calcext:value-type="float">
            <text:p>11.75</text:p>
          </table:table-cell>
          <table:table-cell table:style-name="ce6" table:formula="of:=[.B33]+[.D32]" office:value-type="float" office:value="12.75" calcext:value-type="float">
            <text:p>12.75</text:p>
          </table:table-cell>
          <table:table-cell table:style-name="ce19" table:formula="of:=SQRT(([.C33]-[.C32])^2+([.D33]-[.D32])^2)" office:value-type="float" office:value="2" calcext:value-type="float">
            <text:p>2</text:p>
          </table:table-cell>
          <table:table-cell table:style-name="ce13" table:formula="of:=[.E33]*[.$G$2]" office:value-type="float" office:value="2.1" calcext:value-type="float">
            <text:p>2.1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2.1,11.75*step,12.75* step,0.35,0]," calcext:value-type="string">
            <text:p><text:s/>[step_time*2.1,11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4]+[.C33]" office:value-type="float" office:value="13.75" calcext:value-type="float">
            <text:p>13.75</text:p>
          </table:table-cell>
          <table:table-cell table:style-name="ce6" table:formula="of:=[.B34]+[.D33]" office:value-type="float" office:value="12.75" calcext:value-type="float">
            <text:p>12.75</text:p>
          </table:table-cell>
          <table:table-cell table:style-name="ce19" table:formula="of:=SQRT(([.C34]-[.C33])^2+([.D34]-[.D33])^2)" office:value-type="float" office:value="2" calcext:value-type="float">
            <text:p>2</text:p>
          </table:table-cell>
          <table:table-cell table:style-name="ce13" table:formula="of:=[.E34]*[.$G$2]" office:value-type="float" office:value="2.1" calcext:value-type="float">
            <text:p>2.1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2.1,13.75*step,12.75* step,0.35,0]," calcext:value-type="string">
            <text:p><text:s/>[step_time*2.1,13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35]+[.C34]" office:value-type="float" office:value="15.75" calcext:value-type="float">
            <text:p>15.75</text:p>
          </table:table-cell>
          <table:table-cell table:style-name="ce6" table:formula="of:=[.B35]+[.D34]" office:value-type="float" office:value="12.75" calcext:value-type="float">
            <text:p>12.75</text:p>
          </table:table-cell>
          <table:table-cell table:style-name="ce19" table:formula="of:=SQRT(([.C35]-[.C34])^2+([.D35]-[.D34])^2)" office:value-type="float" office:value="2" calcext:value-type="float">
            <text:p>2</text:p>
          </table:table-cell>
          <table:table-cell table:style-name="ce13" table:formula="of:=[.E35]*[.$G$2]" office:value-type="float" office:value="2.1" calcext:value-type="float">
            <text:p>2.1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2.1,15.75*step,12.75* step,0.35,0]," calcext:value-type="string">
            <text:p><text:s/>[step_time*2.1,15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style-name="ce6" table:formula="of:=[.A36]+[.C35]" office:value-type="float" office:value="17.75" calcext:value-type="float">
            <text:p>17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9" table:formula="of:=SQRT(([.C36]-[.C35])^2+([.D36]-[.D35])^2)" office:value-type="float" office:value="2.06155281280883" calcext:value-type="float">
            <text:p>2.0615528128</text:p>
          </table:table-cell>
          <table:table-cell table:style-name="ce13" table:formula="of:=[.E36]*[.$G$2]" office:value-type="float" office:value="2.16463045344927" calcext:value-type="float">
            <text:p>2.2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2.16463045344927,17.75*step,12.25* step,0.35,0]," calcext:value-type="string">
            <text:p><text:s/>[step_time*2.16463045344927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7.75" calcext:value-type="float">
            <text:p>17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7.75" calcext:value-type="float">
            <text:p>17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7.75" calcext:value-type="float">
            <text:p>17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7.75" calcext:value-type="float">
            <text:p>17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7.75" calcext:value-type="float">
            <text:p>17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7.75" calcext:value-type="float">
            <text:p>17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7.75*step,12.25* step,0.35,0]," calcext:value-type="string">
            <text:p><text:s/>[step_time*0,17.75*step,12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50.1842414255302" calcext:value-type="float">
            <text:p>50.184241425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5.25* step,0.35,0]," calcext:value-type="string">
            <text:p><text:s/>[step_time*1.8375,2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5.25* step,0.35,0]," calcext:value-type="string">
            <text:p><text:s/>[step_time*1.8375,3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5.25* step,0.35,0]," calcext:value-type="string">
            <text:p><text:s/>[step_time*1.8375,5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0]+[.C9]" office:value-type="float" office:value="7.25" calcext:value-type="float">
            <text:p>7.2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1.75" calcext:value-type="float">
            <text:p>1.75</text:p>
          </table:table-cell>
          <table:table-cell table:style-name="ce13" table:formula="of:=[.E10]*[.$G$2]" office:value-type="float" office:value="1.8375" calcext:value-type="float">
            <text:p>1.8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8375,7.25*step,5.25* step,0.35,0]," calcext:value-type="string">
            <text:p><text:s/>[step_time*1.8375,7.2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7.25" calcext:value-type="float">
            <text:p>7.25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21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7.25*step,7.25* step,0.35,0]," calcext:value-type="string">
            <text:p><text:s/>[step_time*2.1,7.2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7.25" calcext:value-type="float">
            <text:p>7.25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21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7.25*step,9.25* step,0.35,0]," calcext:value-type="string">
            <text:p><text:s/>[step_time*2.1,7.2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3]+[.C12]" office:value-type="float" office:value="7.25" calcext:value-type="float">
            <text:p>7.25</text:p>
          </table:table-cell>
          <table:table-cell table:style-name="ce6" table:formula="of:=[.B13]+[.D12]" office:value-type="float" office:value="10.75" calcext:value-type="float">
            <text:p>10.75</text:p>
          </table:table-cell>
          <table:table-cell table:style-name="ce21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7.25*step,10.75* step,0.35,0]," calcext:value-type="string">
            <text:p><text:s/>[step_time*1.575,7.2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4]+[.C13]" office:value-type="float" office:value="7.25" calcext:value-type="float">
            <text:p>7.25</text:p>
          </table:table-cell>
          <table:table-cell table:style-name="ce6" table:formula="of:=[.B14]+[.D13]" office:value-type="float" office:value="12.25" calcext:value-type="float">
            <text:p>12.25</text:p>
          </table:table-cell>
          <table:table-cell table:style-name="ce21" table:formula="of:=SQRT(([.C14]-[.C13])^2+([.D14]-[.D13])^2)" office:value-type="float" office:value="1.5" calcext:value-type="float">
            <text:p>1.5</text:p>
          </table:table-cell>
          <table:table-cell table:style-name="ce13" table:formula="of:=[.E14]*[.$G$2]" office:value-type="float" office:value="1.575" calcext:value-type="float">
            <text:p>1.6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575,7.25*step,12.25* step,0.35,0]," calcext:value-type="string">
            <text:p><text:s/>[step_time*1.575,7.25*step,12.2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0.5" calcext:value-type="float">
            <text:p>0.5</text:p>
          </table:table-cell>
          <table:table-cell table:style-name="ce6" table:formula="of:=[.A15]+[.C14]" office:value-type="float" office:value="7.75" calcext:value-type="float">
            <text:p>7.75</text:p>
          </table:table-cell>
          <table:table-cell table:style-name="ce6" table:formula="of:=[.B15]+[.D14]" office:value-type="float" office:value="12.75" calcext:value-type="float">
            <text:p>12.75</text:p>
          </table:table-cell>
          <table:table-cell table:style-name="ce21" table:formula="of:=SQRT(([.C15]-[.C14])^2+([.D15]-[.D14])^2)" office:value-type="float" office:value="0.707106781186548" calcext:value-type="float">
            <text:p>0.7071067812</text:p>
          </table:table-cell>
          <table:table-cell table:style-name="ce13" table:formula="of:=[.E15]*[.$G$2]" office:value-type="float" office:value="0.742462120245875" calcext:value-type="float">
            <text:p>0.7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.742462120245875,7.75*step,12.75* step,0.35,0]," calcext:value-type="string">
            <text:p><text:s/>[step_time*0.742462120245875,7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9.25" calcext:value-type="float">
            <text:p>9.25</text:p>
          </table:table-cell>
          <table:table-cell table:style-name="ce6" table:formula="of:=[.B16]+[.D15]" office:value-type="float" office:value="12.75" calcext:value-type="float">
            <text:p>12.75</text:p>
          </table:table-cell>
          <table:table-cell table:style-name="ce21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9.25*step,12.75* step,0.35,0]," calcext:value-type="string">
            <text:p><text:s/>[step_time*1.575,9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7]+[.C16]" office:value-type="float" office:value="11.25" calcext:value-type="float">
            <text:p>11.25</text:p>
          </table:table-cell>
          <table:table-cell table:style-name="ce6" table:formula="of:=[.B17]+[.D16]" office:value-type="float" office:value="12.75" calcext:value-type="float">
            <text:p>12.75</text:p>
          </table:table-cell>
          <table:table-cell table:style-name="ce21" table:formula="of:=SQRT(([.C17]-[.C16])^2+([.D17]-[.D16])^2)" office:value-type="float" office:value="2" calcext:value-type="float">
            <text:p>2</text:p>
          </table:table-cell>
          <table:table-cell table:style-name="ce12" office:value-type="float" office:value="9" calcext:value-type="float">
            <text:p>9.0</text:p>
          </table:table-cell>
          <table:table-cell office:value-type="string" calcext:value-type="string">
            <text:p>wait</text:p>
          </table:table-cell>
          <table:table-cell table:formula="of:=CONCATENATE(&quot; [step_time*&quot; ; [.F17] ; &quot;,&quot; ; [.C17] ; &quot;*step,&quot; ; [.D17] ; &quot;* step,&quot;;  [.$G$3]; &quot;,0],&quot;)" office:value-type="string" office:string-value=" [step_time*9,11.25*step,12.75* step,0.35,0]," calcext:value-type="string">
            <text:p><text:s/>[step_time*9,11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8]+[.C17]" office:value-type="float" office:value="13.25" calcext:value-type="float">
            <text:p>13.25</text:p>
          </table:table-cell>
          <table:table-cell table:style-name="ce6" table:formula="of:=[.B18]+[.D17]" office:value-type="float" office:value="12.75" calcext:value-type="float">
            <text:p>12.75</text:p>
          </table:table-cell>
          <table:table-cell table:style-name="ce21" table:formula="of:=SQRT(([.C18]-[.C17])^2+([.D18]-[.D17])^2)" office:value-type="float" office:value="2" calcext:value-type="float">
            <text:p>2</text:p>
          </table:table-cell>
          <table:table-cell table:style-name="ce13" table:formula="of:=[.E18]*[.$G$2]" office:value-type="float" office:value="2.1" calcext:value-type="float">
            <text:p>2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2.1,13.25*step,12.75* step,0.35,0]," calcext:value-type="string">
            <text:p><text:s/>[step_time*2.1,13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9]+[.C18]" office:value-type="float" office:value="15" calcext:value-type="float">
            <text:p>15</text:p>
          </table:table-cell>
          <table:table-cell table:style-name="ce6" table:formula="of:=[.B19]+[.D18]" office:value-type="float" office:value="12.75" calcext:value-type="float">
            <text:p>12.75</text:p>
          </table:table-cell>
          <table:table-cell table:style-name="ce21" table:formula="of:=SQRT(([.C19]-[.C18])^2+([.D19]-[.D18])^2)" office:value-type="float" office:value="1.75" calcext:value-type="float">
            <text:p>1.75</text:p>
          </table:table-cell>
          <table:table-cell table:style-name="ce13" table:formula="of:=[.E19]*[.$G$2]" office:value-type="float" office:value="1.8375" calcext:value-type="float">
            <text:p>1.8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8375,15*step,12.75* step,0.35,0]," calcext:value-type="string">
            <text:p><text:s/>[step_time*1.8375,1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20]+[.C19]" office:value-type="float" office:value="16.75" calcext:value-type="float">
            <text:p>16.75</text:p>
          </table:table-cell>
          <table:table-cell table:style-name="ce6" table:formula="of:=[.B20]+[.D19]" office:value-type="float" office:value="12.75" calcext:value-type="float">
            <text:p>12.75</text:p>
          </table:table-cell>
          <table:table-cell table:style-name="ce21" table:formula="of:=SQRT(([.C20]-[.C19])^2+([.D20]-[.D19])^2)" office:value-type="float" office:value="1.75" calcext:value-type="float">
            <text:p>1.75</text:p>
          </table:table-cell>
          <table:table-cell table:style-name="ce13" table:formula="of:=[.E20]*[.$G$2]" office:value-type="float" office:value="1.8375" calcext:value-type="float">
            <text:p>1.8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8375,16.75*step,12.75* step,0.35,0]," calcext:value-type="string">
            <text:p><text:s/>[step_time*1.8375,16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style-name="ce6" table:formula="of:=[.A21]+[.C20]" office:value-type="float" office:value="18.75" calcext:value-type="float">
            <text:p>18.75</text:p>
          </table:table-cell>
          <table:table-cell table:style-name="ce6" table:formula="of:=[.B21]+[.D20]" office:value-type="float" office:value="11.25" calcext:value-type="float">
            <text:p>11.25</text:p>
          </table:table-cell>
          <table:table-cell table:style-name="ce21" table:formula="of:=SQRT(([.C21]-[.C20])^2+([.D21]-[.D20])^2)" office:value-type="float" office:value="2.5" calcext:value-type="float">
            <text:p>2.5</text:p>
          </table:table-cell>
          <table:table-cell table:style-name="ce13" table:formula="of:=[.E21]*[.$G$2]" office:value-type="float" office:value="2.625" calcext:value-type="float">
            <text:p>2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2.625,18.75*step,11.25* step,0.35,0]," calcext:value-type="string">
            <text:p><text:s/>[step_time*2.625,18.75*step,11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22]+[.C21]" office:value-type="float" office:value="20.5" calcext:value-type="float">
            <text:p>20.5</text:p>
          </table:table-cell>
          <table:table-cell table:style-name="ce6" table:formula="of:=[.B22]+[.D21]" office:value-type="float" office:value="11.25" calcext:value-type="float">
            <text:p>11.25</text:p>
          </table:table-cell>
          <table:table-cell table:style-name="ce21" table:formula="of:=SQRT(([.C22]-[.C21])^2+([.D22]-[.D21])^2)" office:value-type="float" office:value="1.75" calcext:value-type="float">
            <text:p>1.75</text:p>
          </table:table-cell>
          <table:table-cell table:style-name="ce13" table:formula="of:=[.E22]*[.$G$2]" office:value-type="float" office:value="1.8375" calcext:value-type="float">
            <text:p>1.8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8375,20.5*step,11.25* step,0.35,0]," calcext:value-type="string">
            <text:p><text:s/>[step_time*1.8375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20.5" calcext:value-type="float">
            <text:p>20.5</text:p>
          </table:table-cell>
          <table:table-cell table:style-name="ce6" table:formula="of:=[.B23]+[.D22]" office:value-type="float" office:value="11.25" calcext:value-type="float">
            <text:p>11.2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20.5" calcext:value-type="float">
            <text:p>20.5</text:p>
          </table:table-cell>
          <table:table-cell table:style-name="ce6" table:formula="of:=[.B24]+[.D23]" office:value-type="float" office:value="11.25" calcext:value-type="float">
            <text:p>11.2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20.5" calcext:value-type="float">
            <text:p>20.5</text:p>
          </table:table-cell>
          <table:table-cell table:style-name="ce6" table:formula="of:=[.B25]+[.D24]" office:value-type="float" office:value="11.25" calcext:value-type="float">
            <text:p>11.2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20.5" calcext:value-type="float">
            <text:p>20.5</text:p>
          </table:table-cell>
          <table:table-cell table:style-name="ce6" table:formula="of:=[.B26]+[.D25]" office:value-type="float" office:value="11.25" calcext:value-type="float">
            <text:p>11.2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20.5" calcext:value-type="float">
            <text:p>20.5</text:p>
          </table:table-cell>
          <table:table-cell table:style-name="ce6" table:formula="of:=[.B27]+[.D26]" office:value-type="float" office:value="11.25" calcext:value-type="float">
            <text:p>11.2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20.5" calcext:value-type="float">
            <text:p>20.5</text:p>
          </table:table-cell>
          <table:table-cell table:style-name="ce6" table:formula="of:=[.B28]+[.D27]" office:value-type="float" office:value="11.25" calcext:value-type="float">
            <text:p>11.2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20.5" calcext:value-type="float">
            <text:p>20.5</text:p>
          </table:table-cell>
          <table:table-cell table:style-name="ce6" table:formula="of:=[.B29]+[.D28]" office:value-type="float" office:value="11.25" calcext:value-type="float">
            <text:p>11.2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20.5" calcext:value-type="float">
            <text:p>20.5</text:p>
          </table:table-cell>
          <table:table-cell table:style-name="ce6" table:formula="of:=[.B30]+[.D29]" office:value-type="float" office:value="11.25" calcext:value-type="float">
            <text:p>11.2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20.5" calcext:value-type="float">
            <text:p>20.5</text:p>
          </table:table-cell>
          <table:table-cell table:style-name="ce6" table:formula="of:=[.B31]+[.D30]" office:value-type="float" office:value="11.25" calcext:value-type="float">
            <text:p>11.2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20.5" calcext:value-type="float">
            <text:p>20.5</text:p>
          </table:table-cell>
          <table:table-cell table:style-name="ce6" table:formula="of:=[.B32]+[.D31]" office:value-type="float" office:value="11.25" calcext:value-type="float">
            <text:p>11.2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20.5" calcext:value-type="float">
            <text:p>20.5</text:p>
          </table:table-cell>
          <table:table-cell table:style-name="ce6" table:formula="of:=[.B33]+[.D32]" office:value-type="float" office:value="11.25" calcext:value-type="float">
            <text:p>11.2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20.5" calcext:value-type="float">
            <text:p>20.5</text:p>
          </table:table-cell>
          <table:table-cell table:style-name="ce6" table:formula="of:=[.B34]+[.D33]" office:value-type="float" office:value="11.25" calcext:value-type="float">
            <text:p>11.2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20.5" calcext:value-type="float">
            <text:p>20.5</text:p>
          </table:table-cell>
          <table:table-cell table:style-name="ce6" table:formula="of:=[.B35]+[.D34]" office:value-type="float" office:value="11.25" calcext:value-type="float">
            <text:p>11.2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20.5" calcext:value-type="float">
            <text:p>20.5</text:p>
          </table:table-cell>
          <table:table-cell table:style-name="ce6" table:formula="of:=[.B36]+[.D35]" office:value-type="float" office:value="11.25" calcext:value-type="float">
            <text:p>11.2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20.5" calcext:value-type="float">
            <text:p>20.5</text:p>
          </table:table-cell>
          <table:table-cell table:style-name="ce6" table:formula="of:=[.B37]+[.D36]" office:value-type="float" office:value="11.25" calcext:value-type="float">
            <text:p>11.2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20.5" calcext:value-type="float">
            <text:p>20.5</text:p>
          </table:table-cell>
          <table:table-cell table:style-name="ce6" table:formula="of:=[.B38]+[.D37]" office:value-type="float" office:value="11.25" calcext:value-type="float">
            <text:p>11.2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20.5" calcext:value-type="float">
            <text:p>20.5</text:p>
          </table:table-cell>
          <table:table-cell table:style-name="ce6" table:formula="of:=[.B39]+[.D38]" office:value-type="float" office:value="11.25" calcext:value-type="float">
            <text:p>11.2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20.5" calcext:value-type="float">
            <text:p>20.5</text:p>
          </table:table-cell>
          <table:table-cell table:style-name="ce6" table:formula="of:=[.B40]+[.D39]" office:value-type="float" office:value="11.25" calcext:value-type="float">
            <text:p>11.2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20.5" calcext:value-type="float">
            <text:p>20.5</text:p>
          </table:table-cell>
          <table:table-cell table:style-name="ce6" table:formula="of:=[.B41]+[.D40]" office:value-type="float" office:value="11.25" calcext:value-type="float">
            <text:p>11.2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20.5" calcext:value-type="float">
            <text:p>20.5</text:p>
          </table:table-cell>
          <table:table-cell table:style-name="ce6" table:formula="of:=[.B42]+[.D41]" office:value-type="float" office:value="11.25" calcext:value-type="float">
            <text:p>11.2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20.5*step,11.25* step,0.35,0]," calcext:value-type="string">
            <text:p><text:s/>[step_time*0,20.5*step,11.2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7.2549621202459" calcext:value-type="float">
            <text:p>37.254962120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92.41pt" svg:y="14.31pt">
            <loext:p draw:notify-on-update-of-ranges="ALL.B3:ALL.B41 ALL.D2:ALL.D2 ALL.C3:ALL.C41 ALL.D3:ALL.D41 ALL.B2:ALL.B2 ALL.E3:ALL.F41 ALL.F3:ALL.F41 ALL.F2:ALL.F2 ALL.G3:ALL.G41 ALL.H4:ALL.H41 ALL.H2:ALL.H2 ALL.I4:ALL.I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Frame 2</text:p>
          </table:table-cell>
          <table:table-cell table:style-name="Default"/>
          <table:table-cell table:style-name="ce23" office:value-type="string" calcext:value-type="string">
            <text:p>Frame 1</text:p>
          </table:table-cell>
          <table:table-cell table:style-name="Default"/>
          <table:table-cell table:style-name="ce24" office:value-type="string" calcext:value-type="string">
            <text:p>Frame 3</text:p>
          </table:table-cell>
          <table:table-cell/>
          <table:table-cell table:style-name="ce25"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6.5" calcext:value-type="float">
            <text:p>6.5</text:p>
          </table:table-cell>
          <table:table-cell table:formula="of:=[frame4.C5]" office:value-type="float" office:value="0.25" calcext:value-type="float">
            <text:p>0.25</text:p>
          </table:table-cell>
          <table:table-cell table:formula="of:=[frame4.D5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6.5" calcext:value-type="float">
            <text:p>6.5</text:p>
          </table:table-cell>
          <table:table-cell table:formula="of:=[frame4.C6]" office:value-type="float" office:value="0.25" calcext:value-type="float">
            <text:p>0.25</text:p>
          </table:table-cell>
          <table:table-cell table:formula="of:=[frame4.D6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6.5" calcext:value-type="float">
            <text:p>6.5</text:p>
          </table:table-cell>
          <table:table-cell table:formula="of:=[frame4.C7]" office:value-type="float" office:value="2" calcext:value-type="float">
            <text:p>2</text:p>
          </table:table-cell>
          <table:table-cell table:formula="of:=[frame4.D7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6.5" calcext:value-type="float">
            <text:p>6.5</text:p>
          </table:table-cell>
          <table:table-cell table:formula="of:=[frame4.C8]" office:value-type="float" office:value="3.75" calcext:value-type="float">
            <text:p>3.75</text:p>
          </table:table-cell>
          <table:table-cell table:formula="of:=[frame4.D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6.5" calcext:value-type="float">
            <text:p>6.5</text:p>
          </table:table-cell>
          <table:table-cell table:formula="of:=[frame4.C9]" office:value-type="float" office:value="5.5" calcext:value-type="float">
            <text:p>5.5</text:p>
          </table:table-cell>
          <table:table-cell table:formula="of:=[frame4.D9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6.5" calcext:value-type="float">
            <text:p>6.5</text:p>
          </table:table-cell>
          <table:table-cell table:formula="of:=[frame4.C10]" office:value-type="float" office:value="7.25" calcext:value-type="float">
            <text:p>7.25</text:p>
          </table:table-cell>
          <table:table-cell table:formula="of:=[frame4.D10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7.5" calcext:value-type="float">
            <text:p>7.5</text:p>
          </table:table-cell>
          <table:table-cell table:formula="of:=[frame4.C11]" office:value-type="float" office:value="7.25" calcext:value-type="float">
            <text:p>7.25</text:p>
          </table:table-cell>
          <table:table-cell table:formula="of:=[frame4.D11]" office:value-type="float" office:value="7.25" calcext:value-type="float">
            <text:p>7.25</text:p>
          </table:table-cell>
          <table:table-cell table:number-columns-repeated="1015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9.25" calcext:value-type="float">
            <text:p>9.25</text:p>
          </table:table-cell>
          <table:table-cell table:formula="of:=[frame4.C12]" office:value-type="float" office:value="7.25" calcext:value-type="float">
            <text:p>7.25</text:p>
          </table:table-cell>
          <table:table-cell table:formula="of:=[frame4.D12]" office:value-type="float" office:value="9.25" calcext:value-type="float">
            <text:p>9.25</text:p>
          </table:table-cell>
          <table:table-cell table:number-columns-repeated="1015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9.25" calcext:value-type="float">
            <text:p>9.25</text:p>
          </table:table-cell>
          <table:table-cell table:formula="of:=[frame4.C13]" office:value-type="float" office:value="7.25" calcext:value-type="float">
            <text:p>7.25</text:p>
          </table:table-cell>
          <table:table-cell table:formula="of:=[frame4.D13]" office:value-type="float" office:value="10.75" calcext:value-type="float">
            <text:p>10.75</text:p>
          </table:table-cell>
          <table:table-cell table:number-columns-repeated="1015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9.25" calcext:value-type="float">
            <text:p>9.25</text:p>
          </table:table-cell>
          <table:table-cell table:formula="of:=[frame4.C14]" office:value-type="float" office:value="7.25" calcext:value-type="float">
            <text:p>7.25</text:p>
          </table:table-cell>
          <table:table-cell table:formula="of:=[frame4.D14]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9" calcext:value-type="float">
            <text:p>9</text:p>
          </table:table-cell>
          <table:table-cell table:formula="of:=[frame4.C15]" office:value-type="float" office:value="7.75" calcext:value-type="float">
            <text:p>7.75</text:p>
          </table:table-cell>
          <table:table-cell table:formula="of:=[frame4.D1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4" calcext:value-type="float">
            <text:p>14</text:p>
          </table:table-cell>
          <table:table-cell table:formula="of:=[frame3.D16]" office:value-type="float" office:value="9.25" calcext:value-type="float">
            <text:p>9.25</text:p>
          </table:table-cell>
          <table:table-cell table:formula="of:=[frame4.C16]" office:value-type="float" office:value="9.25" calcext:value-type="float">
            <text:p>9.25</text:p>
          </table:table-cell>
          <table:table-cell table:formula="of:=[frame4.D1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" calcext:value-type="float">
            <text:p>14</text:p>
          </table:table-cell>
          <table:table-cell table:formula="of:=[frame3.D17]" office:value-type="float" office:value="7.75" calcext:value-type="float">
            <text:p>7.75</text:p>
          </table:table-cell>
          <table:table-cell table:formula="of:=[frame4.C17]" office:value-type="float" office:value="11.25" calcext:value-type="float">
            <text:p>11.25</text:p>
          </table:table-cell>
          <table:table-cell table:formula="of:=[frame4.D1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8]" office:value-type="float" office:value="8.5" calcext:value-type="float">
            <text:p>8.5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3" calcext:value-type="float">
            <text:p>13</text:p>
          </table:table-cell>
          <table:table-cell table:formula="of:=[frame3.D18]" office:value-type="float" office:value="7.75" calcext:value-type="float">
            <text:p>7.75</text:p>
          </table:table-cell>
          <table:table-cell table:formula="of:=[frame4.C18]" office:value-type="float" office:value="13.25" calcext:value-type="float">
            <text:p>13.25</text:p>
          </table:table-cell>
          <table:table-cell table:formula="of:=[frame4.D1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9]" office:value-type="float" office:value="7" calcext:value-type="float">
            <text:p>7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1.75" calcext:value-type="float">
            <text:p>11.75</text:p>
          </table:table-cell>
          <table:table-cell table:formula="of:=[frame3.D19]" office:value-type="float" office:value="7.75" calcext:value-type="float">
            <text:p>7.75</text:p>
          </table:table-cell>
          <table:table-cell table:formula="of:=[frame4.C19]" office:value-type="float" office:value="15" calcext:value-type="float">
            <text:p>15</text:p>
          </table:table-cell>
          <table:table-cell table:formula="of:=[frame4.D1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0]" office:value-type="float" office:value="7" calcext:value-type="float">
            <text:p>7</text:p>
          </table:table-cell>
          <table:table-cell table:formula="of:=[frame2.D20]" office:value-type="float" office:value="4" calcext:value-type="float">
            <text:p>4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1.75" calcext:value-type="float">
            <text:p>11.75</text:p>
          </table:table-cell>
          <table:table-cell table:formula="of:=[frame3.D20]" office:value-type="float" office:value="5.75" calcext:value-type="float">
            <text:p>5.75</text:p>
          </table:table-cell>
          <table:table-cell table:formula="of:=[frame4.C20]" office:value-type="float" office:value="16.75" calcext:value-type="float">
            <text:p>16.75</text:p>
          </table:table-cell>
          <table:table-cell table:formula="of:=[frame4.D2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1]" office:value-type="float" office:value="7" calcext:value-type="float">
            <text:p>7</text:p>
          </table:table-cell>
          <table:table-cell table:formula="of:=[frame2.D21]" office:value-type="float" office:value="5.5" calcext:value-type="float">
            <text:p>5.5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1.75" calcext:value-type="float">
            <text:p>11.75</text:p>
          </table:table-cell>
          <table:table-cell table:formula="of:=[frame3.D21]" office:value-type="float" office:value="4" calcext:value-type="float">
            <text:p>4</text:p>
          </table:table-cell>
          <table:table-cell table:formula="of:=[frame4.C21]" office:value-type="float" office:value="18.75" calcext:value-type="float">
            <text:p>18.75</text:p>
          </table:table-cell>
          <table:table-cell table:formula="of:=[frame4.D2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2]" office:value-type="float" office:value="7" calcext:value-type="float">
            <text:p>7</text:p>
          </table:table-cell>
          <table:table-cell table:formula="of:=[frame2.D22]" office:value-type="float" office:value="7" calcext:value-type="float">
            <text:p>7</text:p>
          </table:table-cell>
          <table:table-cell table:formula="of:=[frame1.C22]" office:value-type="float" office:value="8.75" calcext:value-type="float">
            <text:p>8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2.75" calcext:value-type="float">
            <text:p>12.75</text:p>
          </table:table-cell>
          <table:table-cell table:formula="of:=[frame3.D22]" office:value-type="float" office:value="4" calcext:value-type="float">
            <text:p>4</text:p>
          </table:table-cell>
          <table:table-cell table:formula="of:=[frame4.C22]" office:value-type="float" office:value="20.5" calcext:value-type="float">
            <text:p>20.5</text:p>
          </table:table-cell>
          <table:table-cell table:formula="of:=[frame4.D2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3]" office:value-type="float" office:value="7" calcext:value-type="float">
            <text:p>7</text:p>
          </table:table-cell>
          <table:table-cell table:formula="of:=[frame2.D23]" office:value-type="float" office:value="8.5" calcext:value-type="float">
            <text:p>8.5</text:p>
          </table:table-cell>
          <table:table-cell table:formula="of:=[frame1.C23]" office:value-type="float" office:value="8.75" calcext:value-type="float">
            <text:p>8.75</text:p>
          </table:table-cell>
          <table:table-cell table:formula="of:=[frame1.D23]" office:value-type="float" office:value="13.25" calcext:value-type="float">
            <text:p>13.25</text:p>
          </table:table-cell>
          <table:table-cell table:formula="of:=[frame3.C23]" office:value-type="float" office:value="12.75" calcext:value-type="float">
            <text:p>12.75</text:p>
          </table:table-cell>
          <table:table-cell table:formula="of:=[frame3.D23]" office:value-type="float" office:value="3" calcext:value-type="float">
            <text:p>3</text:p>
          </table:table-cell>
          <table:table-cell table:formula="of:=[frame4.C23]" office:value-type="float" office:value="20.5" calcext:value-type="float">
            <text:p>20.5</text:p>
          </table:table-cell>
          <table:table-cell table:formula="of:=[frame4.D23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4]" office:value-type="float" office:value="8" calcext:value-type="float">
            <text:p>8</text:p>
          </table:table-cell>
          <table:table-cell table:formula="of:=[frame2.D24]" office:value-type="float" office:value="9.5" calcext:value-type="float">
            <text:p>9.5</text:p>
          </table:table-cell>
          <table:table-cell table:formula="of:=[frame1.C24]" office:value-type="float" office:value="10.75" calcext:value-type="float">
            <text:p>10.75</text:p>
          </table:table-cell>
          <table:table-cell table:formula="of:=[frame1.D24]" office:value-type="float" office:value="13.25" calcext:value-type="float">
            <text:p>13.25</text:p>
          </table:table-cell>
          <table:table-cell table:formula="of:=[frame3.C24]" office:value-type="float" office:value="11.75" calcext:value-type="float">
            <text:p>11.75</text:p>
          </table:table-cell>
          <table:table-cell table:formula="of:=[frame3.D24]" office:value-type="float" office:value="3" calcext:value-type="float">
            <text:p>3</text:p>
          </table:table-cell>
          <table:table-cell table:formula="of:=[frame4.C24]" office:value-type="float" office:value="20.5" calcext:value-type="float">
            <text:p>20.5</text:p>
          </table:table-cell>
          <table:table-cell table:formula="of:=[frame4.D24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5]" office:value-type="float" office:value="8" calcext:value-type="float">
            <text:p>8</text:p>
          </table:table-cell>
          <table:table-cell table:formula="of:=[frame2.D25]" office:value-type="float" office:value="11.5" calcext:value-type="float">
            <text:p>11.5</text:p>
          </table:table-cell>
          <table:table-cell table:formula="of:=[frame1.C25]" office:value-type="float" office:value="12.75" calcext:value-type="float">
            <text:p>12.75</text:p>
          </table:table-cell>
          <table:table-cell table:formula="of:=[frame1.D25]" office:value-type="float" office:value="13.25" calcext:value-type="float">
            <text:p>13.25</text:p>
          </table:table-cell>
          <table:table-cell table:formula="of:=[frame3.C25]" office:value-type="float" office:value="11.75" calcext:value-type="float">
            <text:p>11.75</text:p>
          </table:table-cell>
          <table:table-cell table:formula="of:=[frame3.D25]" office:value-type="float" office:value="4" calcext:value-type="float">
            <text:p>4</text:p>
          </table:table-cell>
          <table:table-cell table:formula="of:=[frame4.C25]" office:value-type="float" office:value="20.5" calcext:value-type="float">
            <text:p>20.5</text:p>
          </table:table-cell>
          <table:table-cell table:formula="of:=[frame4.D25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6]" office:value-type="float" office:value="8.5" calcext:value-type="float">
            <text:p>8.5</text:p>
          </table:table-cell>
          <table:table-cell table:formula="of:=[frame2.D26]" office:value-type="float" office:value="12.75" calcext:value-type="float">
            <text:p>12.75</text:p>
          </table:table-cell>
          <table:table-cell table:formula="of:=[frame1.C26]" office:value-type="float" office:value="14.75" calcext:value-type="float">
            <text:p>14.75</text:p>
          </table:table-cell>
          <table:table-cell table:formula="of:=[frame1.D26]" office:value-type="float" office:value="13.25" calcext:value-type="float">
            <text:p>13.25</text:p>
          </table:table-cell>
          <table:table-cell table:formula="of:=[frame3.C26]" office:value-type="float" office:value="11.75" calcext:value-type="float">
            <text:p>11.75</text:p>
          </table:table-cell>
          <table:table-cell table:formula="of:=[frame3.D26]" office:value-type="float" office:value="5.5" calcext:value-type="float">
            <text:p>5.5</text:p>
          </table:table-cell>
          <table:table-cell table:formula="of:=[frame4.C26]" office:value-type="float" office:value="20.5" calcext:value-type="float">
            <text:p>20.5</text:p>
          </table:table-cell>
          <table:table-cell table:formula="of:=[frame4.D26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7]" office:value-type="float" office:value="10.5" calcext:value-type="float">
            <text:p>10.5</text:p>
          </table:table-cell>
          <table:table-cell table:formula="of:=[frame2.D27]" office:value-type="float" office:value="12.75" calcext:value-type="float">
            <text:p>12.75</text:p>
          </table:table-cell>
          <table:table-cell table:formula="of:=[frame1.C27]" office:value-type="float" office:value="16.75" calcext:value-type="float">
            <text:p>16.75</text:p>
          </table:table-cell>
          <table:table-cell table:formula="of:=[frame1.D27]" office:value-type="float" office:value="13.25" calcext:value-type="float">
            <text:p>13.25</text:p>
          </table:table-cell>
          <table:table-cell table:formula="of:=[frame3.C27]" office:value-type="float" office:value="11.75" calcext:value-type="float">
            <text:p>11.75</text:p>
          </table:table-cell>
          <table:table-cell table:formula="of:=[frame3.D27]" office:value-type="float" office:value="7" calcext:value-type="float">
            <text:p>7</text:p>
          </table:table-cell>
          <table:table-cell table:formula="of:=[frame4.C27]" office:value-type="float" office:value="20.5" calcext:value-type="float">
            <text:p>20.5</text:p>
          </table:table-cell>
          <table:table-cell table:formula="of:=[frame4.D27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8]" office:value-type="float" office:value="12.5" calcext:value-type="float">
            <text:p>12.5</text:p>
          </table:table-cell>
          <table:table-cell table:formula="of:=[frame2.D28]" office:value-type="float" office:value="12.75" calcext:value-type="float">
            <text:p>12.75</text:p>
          </table:table-cell>
          <table:table-cell table:formula="of:=[frame1.C28]" office:value-type="float" office:value="18.75" calcext:value-type="float">
            <text:p>18.75</text:p>
          </table:table-cell>
          <table:table-cell table:formula="of:=[frame1.D28]" office:value-type="float" office:value="13.25" calcext:value-type="float">
            <text:p>13.25</text:p>
          </table:table-cell>
          <table:table-cell table:formula="of:=[frame3.C28]" office:value-type="float" office:value="11.75" calcext:value-type="float">
            <text:p>11.75</text:p>
          </table:table-cell>
          <table:table-cell table:formula="of:=[frame3.D28]" office:value-type="float" office:value="8.5" calcext:value-type="float">
            <text:p>8.5</text:p>
          </table:table-cell>
          <table:table-cell table:formula="of:=[frame4.C28]" office:value-type="float" office:value="20.5" calcext:value-type="float">
            <text:p>20.5</text:p>
          </table:table-cell>
          <table:table-cell table:formula="of:=[frame4.D28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29]" office:value-type="float" office:value="14.5" calcext:value-type="float">
            <text:p>14.5</text:p>
          </table:table-cell>
          <table:table-cell table:formula="of:=[frame2.D29]" office:value-type="float" office:value="12" calcext:value-type="float">
            <text:p>12</text:p>
          </table:table-cell>
          <table:table-cell table:formula="of:=[frame1.C29]" office:value-type="float" office:value="18.75" calcext:value-type="float">
            <text:p>18.75</text:p>
          </table:table-cell>
          <table:table-cell table:formula="of:=[frame1.D29]" office:value-type="float" office:value="13.25" calcext:value-type="float">
            <text:p>13.25</text:p>
          </table:table-cell>
          <table:table-cell table:formula="of:=[frame3.C29]" office:value-type="float" office:value="10.25" calcext:value-type="float">
            <text:p>10.25</text:p>
          </table:table-cell>
          <table:table-cell table:formula="of:=[frame3.D29]" office:value-type="float" office:value="8.5" calcext:value-type="float">
            <text:p>8.5</text:p>
          </table:table-cell>
          <table:table-cell table:formula="of:=[frame4.C29]" office:value-type="float" office:value="20.5" calcext:value-type="float">
            <text:p>20.5</text:p>
          </table:table-cell>
          <table:table-cell table:formula="of:=[frame4.D29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0]" office:value-type="float" office:value="16" calcext:value-type="float">
            <text:p>16</text:p>
          </table:table-cell>
          <table:table-cell table:formula="of:=[frame2.D30]" office:value-type="float" office:value="11.25" calcext:value-type="float">
            <text:p>11.25</text:p>
          </table:table-cell>
          <table:table-cell table:formula="of:=[frame1.C30]" office:value-type="float" office:value="18.75" calcext:value-type="float">
            <text:p>18.75</text:p>
          </table:table-cell>
          <table:table-cell table:formula="of:=[frame1.D30]" office:value-type="float" office:value="13.25" calcext:value-type="float">
            <text:p>13.25</text:p>
          </table:table-cell>
          <table:table-cell table:formula="of:=[frame3.C30]" office:value-type="float" office:value="9.25" calcext:value-type="float">
            <text:p>9.25</text:p>
          </table:table-cell>
          <table:table-cell table:formula="of:=[frame3.D30]" office:value-type="float" office:value="9.5" calcext:value-type="float">
            <text:p>9.5</text:p>
          </table:table-cell>
          <table:table-cell table:formula="of:=[frame4.C30]" office:value-type="float" office:value="20.5" calcext:value-type="float">
            <text:p>20.5</text:p>
          </table:table-cell>
          <table:table-cell table:formula="of:=[frame4.D30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1]" office:value-type="float" office:value="17.5" calcext:value-type="float">
            <text:p>17.5</text:p>
          </table:table-cell>
          <table:table-cell table:formula="of:=[frame2.D31]" office:value-type="float" office:value="11.25" calcext:value-type="float">
            <text:p>11.25</text:p>
          </table:table-cell>
          <table:table-cell table:formula="of:=[frame1.C31]" office:value-type="float" office:value="18.75" calcext:value-type="float">
            <text:p>18.75</text:p>
          </table:table-cell>
          <table:table-cell table:formula="of:=[frame1.D31]" office:value-type="float" office:value="13.25" calcext:value-type="float">
            <text:p>13.25</text:p>
          </table:table-cell>
          <table:table-cell table:formula="of:=[frame3.C31]" office:value-type="float" office:value="9.25" calcext:value-type="float">
            <text:p>9.25</text:p>
          </table:table-cell>
          <table:table-cell table:formula="of:=[frame3.D31]" office:value-type="float" office:value="11" calcext:value-type="float">
            <text:p>11</text:p>
          </table:table-cell>
          <table:table-cell table:formula="of:=[frame4.C31]" office:value-type="float" office:value="20.5" calcext:value-type="float">
            <text:p>20.5</text:p>
          </table:table-cell>
          <table:table-cell table:formula="of:=[frame4.D3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2]" office:value-type="float" office:value="19" calcext:value-type="float">
            <text:p>19</text:p>
          </table:table-cell>
          <table:table-cell table:formula="of:=[frame2.D32]" office:value-type="float" office:value="11.25" calcext:value-type="float">
            <text:p>11.25</text:p>
          </table:table-cell>
          <table:table-cell table:formula="of:=[frame1.C32]" office:value-type="float" office:value="18.75" calcext:value-type="float">
            <text:p>18.75</text:p>
          </table:table-cell>
          <table:table-cell table:formula="of:=[frame1.D32]" office:value-type="float" office:value="13.25" calcext:value-type="float">
            <text:p>13.25</text:p>
          </table:table-cell>
          <table:table-cell table:formula="of:=[frame3.C32]" office:value-type="float" office:value="9.75" calcext:value-type="float">
            <text:p>9.75</text:p>
          </table:table-cell>
          <table:table-cell table:formula="of:=[frame3.D32]" office:value-type="float" office:value="12.75" calcext:value-type="float">
            <text:p>12.75</text:p>
          </table:table-cell>
          <table:table-cell table:formula="of:=[frame4.C32]" office:value-type="float" office:value="20.5" calcext:value-type="float">
            <text:p>20.5</text:p>
          </table:table-cell>
          <table:table-cell table:formula="of:=[frame4.D3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3]" office:value-type="float" office:value="19" calcext:value-type="float">
            <text:p>19</text:p>
          </table:table-cell>
          <table:table-cell table:formula="of:=[frame2.D33]" office:value-type="float" office:value="11.25" calcext:value-type="float">
            <text:p>11.25</text:p>
          </table:table-cell>
          <table:table-cell table:formula="of:=[frame1.C33]" office:value-type="float" office:value="18.75" calcext:value-type="float">
            <text:p>18.75</text:p>
          </table:table-cell>
          <table:table-cell table:formula="of:=[frame1.D33]" office:value-type="float" office:value="13.25" calcext:value-type="float">
            <text:p>13.25</text:p>
          </table:table-cell>
          <table:table-cell table:formula="of:=[frame3.C33]" office:value-type="float" office:value="11.75" calcext:value-type="float">
            <text:p>11.75</text:p>
          </table:table-cell>
          <table:table-cell table:formula="of:=[frame3.D33]" office:value-type="float" office:value="12.75" calcext:value-type="float">
            <text:p>12.75</text:p>
          </table:table-cell>
          <table:table-cell table:formula="of:=[frame4.C33]" office:value-type="float" office:value="20.5" calcext:value-type="float">
            <text:p>20.5</text:p>
          </table:table-cell>
          <table:table-cell table:formula="of:=[frame4.D33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4]" office:value-type="float" office:value="19" calcext:value-type="float">
            <text:p>19</text:p>
          </table:table-cell>
          <table:table-cell table:formula="of:=[frame2.D34]" office:value-type="float" office:value="11.25" calcext:value-type="float">
            <text:p>11.25</text:p>
          </table:table-cell>
          <table:table-cell table:formula="of:=[frame1.C34]" office:value-type="float" office:value="18.75" calcext:value-type="float">
            <text:p>18.75</text:p>
          </table:table-cell>
          <table:table-cell table:formula="of:=[frame1.D34]" office:value-type="float" office:value="13.25" calcext:value-type="float">
            <text:p>13.25</text:p>
          </table:table-cell>
          <table:table-cell table:formula="of:=[frame3.C34]" office:value-type="float" office:value="13.75" calcext:value-type="float">
            <text:p>13.75</text:p>
          </table:table-cell>
          <table:table-cell table:formula="of:=[frame3.D34]" office:value-type="float" office:value="12.75" calcext:value-type="float">
            <text:p>12.75</text:p>
          </table:table-cell>
          <table:table-cell table:formula="of:=[frame4.C34]" office:value-type="float" office:value="20.5" calcext:value-type="float">
            <text:p>20.5</text:p>
          </table:table-cell>
          <table:table-cell table:formula="of:=[frame4.D34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5]" office:value-type="float" office:value="19" calcext:value-type="float">
            <text:p>19</text:p>
          </table:table-cell>
          <table:table-cell table:formula="of:=[frame2.D35]" office:value-type="float" office:value="11.25" calcext:value-type="float">
            <text:p>11.25</text:p>
          </table:table-cell>
          <table:table-cell table:formula="of:=[frame1.C35]" office:value-type="float" office:value="18.75" calcext:value-type="float">
            <text:p>18.75</text:p>
          </table:table-cell>
          <table:table-cell table:formula="of:=[frame1.D35]" office:value-type="float" office:value="13.25" calcext:value-type="float">
            <text:p>13.25</text:p>
          </table:table-cell>
          <table:table-cell table:formula="of:=[frame3.C35]" office:value-type="float" office:value="15.75" calcext:value-type="float">
            <text:p>15.75</text:p>
          </table:table-cell>
          <table:table-cell table:formula="of:=[frame3.D35]" office:value-type="float" office:value="12.75" calcext:value-type="float">
            <text:p>12.75</text:p>
          </table:table-cell>
          <table:table-cell table:formula="of:=[frame4.C35]" office:value-type="float" office:value="20.5" calcext:value-type="float">
            <text:p>20.5</text:p>
          </table:table-cell>
          <table:table-cell table:formula="of:=[frame4.D35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6]" office:value-type="float" office:value="19" calcext:value-type="float">
            <text:p>19</text:p>
          </table:table-cell>
          <table:table-cell table:formula="of:=[frame2.D36]" office:value-type="float" office:value="11.25" calcext:value-type="float">
            <text:p>11.25</text:p>
          </table:table-cell>
          <table:table-cell table:formula="of:=[frame1.C36]" office:value-type="float" office:value="18.75" calcext:value-type="float">
            <text:p>18.75</text:p>
          </table:table-cell>
          <table:table-cell table:formula="of:=[frame1.D36]" office:value-type="float" office:value="13.25" calcext:value-type="float">
            <text:p>13.25</text:p>
          </table:table-cell>
          <table:table-cell table:formula="of:=[frame3.C36]" office:value-type="float" office:value="17.75" calcext:value-type="float">
            <text:p>17.75</text:p>
          </table:table-cell>
          <table:table-cell table:formula="of:=[frame3.D36]" office:value-type="float" office:value="12.25" calcext:value-type="float">
            <text:p>12.25</text:p>
          </table:table-cell>
          <table:table-cell table:formula="of:=[frame4.C36]" office:value-type="float" office:value="20.5" calcext:value-type="float">
            <text:p>20.5</text:p>
          </table:table-cell>
          <table:table-cell table:formula="of:=[frame4.D36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7]" office:value-type="float" office:value="19" calcext:value-type="float">
            <text:p>19</text:p>
          </table:table-cell>
          <table:table-cell table:formula="of:=[frame2.D37]" office:value-type="float" office:value="11.25" calcext:value-type="float">
            <text:p>11.25</text:p>
          </table:table-cell>
          <table:table-cell table:formula="of:=[frame1.C37]" office:value-type="float" office:value="18.75" calcext:value-type="float">
            <text:p>18.75</text:p>
          </table:table-cell>
          <table:table-cell table:formula="of:=[frame1.D37]" office:value-type="float" office:value="13.25" calcext:value-type="float">
            <text:p>13.25</text:p>
          </table:table-cell>
          <table:table-cell table:formula="of:=[frame3.C37]" office:value-type="float" office:value="17.75" calcext:value-type="float">
            <text:p>17.75</text:p>
          </table:table-cell>
          <table:table-cell table:formula="of:=[frame3.D37]" office:value-type="float" office:value="12.25" calcext:value-type="float">
            <text:p>12.25</text:p>
          </table:table-cell>
          <table:table-cell table:formula="of:=[frame4.C37]" office:value-type="float" office:value="20.5" calcext:value-type="float">
            <text:p>20.5</text:p>
          </table:table-cell>
          <table:table-cell table:formula="of:=[frame4.D37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8]" office:value-type="float" office:value="19" calcext:value-type="float">
            <text:p>19</text:p>
          </table:table-cell>
          <table:table-cell table:formula="of:=[frame2.D38]" office:value-type="float" office:value="11.25" calcext:value-type="float">
            <text:p>11.25</text:p>
          </table:table-cell>
          <table:table-cell table:formula="of:=[frame1.C38]" office:value-type="float" office:value="18.75" calcext:value-type="float">
            <text:p>18.75</text:p>
          </table:table-cell>
          <table:table-cell table:formula="of:=[frame1.D38]" office:value-type="float" office:value="13.25" calcext:value-type="float">
            <text:p>13.25</text:p>
          </table:table-cell>
          <table:table-cell table:formula="of:=[frame3.C38]" office:value-type="float" office:value="17.75" calcext:value-type="float">
            <text:p>17.75</text:p>
          </table:table-cell>
          <table:table-cell table:formula="of:=[frame3.D38]" office:value-type="float" office:value="12.25" calcext:value-type="float">
            <text:p>12.25</text:p>
          </table:table-cell>
          <table:table-cell table:formula="of:=[frame4.C38]" office:value-type="float" office:value="20.5" calcext:value-type="float">
            <text:p>20.5</text:p>
          </table:table-cell>
          <table:table-cell table:formula="of:=[frame4.D38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39]" office:value-type="float" office:value="19" calcext:value-type="float">
            <text:p>19</text:p>
          </table:table-cell>
          <table:table-cell table:formula="of:=[frame2.D39]" office:value-type="float" office:value="11.25" calcext:value-type="float">
            <text:p>11.25</text:p>
          </table:table-cell>
          <table:table-cell table:formula="of:=[frame1.C39]" office:value-type="float" office:value="18.75" calcext:value-type="float">
            <text:p>18.75</text:p>
          </table:table-cell>
          <table:table-cell table:formula="of:=[frame1.D39]" office:value-type="float" office:value="13.25" calcext:value-type="float">
            <text:p>13.25</text:p>
          </table:table-cell>
          <table:table-cell table:formula="of:=[frame3.C39]" office:value-type="float" office:value="17.75" calcext:value-type="float">
            <text:p>17.75</text:p>
          </table:table-cell>
          <table:table-cell table:formula="of:=[frame3.D39]" office:value-type="float" office:value="12.25" calcext:value-type="float">
            <text:p>12.25</text:p>
          </table:table-cell>
          <table:table-cell table:formula="of:=[frame4.C39]" office:value-type="float" office:value="20.5" calcext:value-type="float">
            <text:p>20.5</text:p>
          </table:table-cell>
          <table:table-cell table:formula="of:=[frame4.D39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0]" office:value-type="float" office:value="19" calcext:value-type="float">
            <text:p>19</text:p>
          </table:table-cell>
          <table:table-cell table:formula="of:=[frame2.D40]" office:value-type="float" office:value="11.25" calcext:value-type="float">
            <text:p>11.25</text:p>
          </table:table-cell>
          <table:table-cell table:formula="of:=[frame1.C40]" office:value-type="float" office:value="18.75" calcext:value-type="float">
            <text:p>18.75</text:p>
          </table:table-cell>
          <table:table-cell table:formula="of:=[frame1.D40]" office:value-type="float" office:value="13.25" calcext:value-type="float">
            <text:p>13.25</text:p>
          </table:table-cell>
          <table:table-cell table:formula="of:=[frame3.C40]" office:value-type="float" office:value="17.75" calcext:value-type="float">
            <text:p>17.75</text:p>
          </table:table-cell>
          <table:table-cell table:formula="of:=[frame3.D40]" office:value-type="float" office:value="12.25" calcext:value-type="float">
            <text:p>12.25</text:p>
          </table:table-cell>
          <table:table-cell table:formula="of:=[frame4.C40]" office:value-type="float" office:value="20.5" calcext:value-type="float">
            <text:p>20.5</text:p>
          </table:table-cell>
          <table:table-cell table:formula="of:=[frame4.D40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1]" office:value-type="float" office:value="19" calcext:value-type="float">
            <text:p>19</text:p>
          </table:table-cell>
          <table:table-cell table:formula="of:=[frame2.D41]" office:value-type="float" office:value="11.25" calcext:value-type="float">
            <text:p>11.25</text:p>
          </table:table-cell>
          <table:table-cell table:formula="of:=[frame1.C41]" office:value-type="float" office:value="18.75" calcext:value-type="float">
            <text:p>18.75</text:p>
          </table:table-cell>
          <table:table-cell table:formula="of:=[frame1.D41]" office:value-type="float" office:value="13.25" calcext:value-type="float">
            <text:p>13.25</text:p>
          </table:table-cell>
          <table:table-cell table:formula="of:=[frame3.C41]" office:value-type="float" office:value="17.75" calcext:value-type="float">
            <text:p>17.75</text:p>
          </table:table-cell>
          <table:table-cell table:formula="of:=[frame3.D41]" office:value-type="float" office:value="12.25" calcext:value-type="float">
            <text:p>12.25</text:p>
          </table:table-cell>
          <table:table-cell table:formula="of:=[frame4.C41]" office:value-type="float" office:value="20.5" calcext:value-type="float">
            <text:p>20.5</text:p>
          </table:table-cell>
          <table:table-cell table:formula="of:=[frame4.D41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2]" office:value-type="float" office:value="19" calcext:value-type="float">
            <text:p>19</text:p>
          </table:table-cell>
          <table:table-cell table:formula="of:=[frame2.D42]" office:value-type="float" office:value="11.25" calcext:value-type="float">
            <text:p>11.25</text:p>
          </table:table-cell>
          <table:table-cell table:formula="of:=[frame1.C42]" office:value-type="float" office:value="18.75" calcext:value-type="float">
            <text:p>18.75</text:p>
          </table:table-cell>
          <table:table-cell table:formula="of:=[frame1.D42]" office:value-type="float" office:value="13.25" calcext:value-type="float">
            <text:p>13.25</text:p>
          </table:table-cell>
          <table:table-cell table:formula="of:=[frame3.C42]" office:value-type="float" office:value="17.75" calcext:value-type="float">
            <text:p>17.75</text:p>
          </table:table-cell>
          <table:table-cell table:formula="of:=[frame3.D42]" office:value-type="float" office:value="12.25" calcext:value-type="float">
            <text:p>12.25</text:p>
          </table:table-cell>
          <table:table-cell table:formula="of:=[frame4.C42]" office:value-type="float" office:value="20.5" calcext:value-type="float">
            <text:p>20.5</text:p>
          </table:table-cell>
          <table:table-cell table:formula="of:=[frame4.D42]" office:value-type="float" office:value="11.25" calcext:value-type="float">
            <text:p>11.25</text:p>
          </table:table-cell>
          <table:table-cell table:number-columns-repeated="1015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20:55:36.941308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28T12:52:27.051369727</dc:date>
    <meta:editing-duration>P1DT7H28S</meta:editing-duration>
    <meta:editing-cycles>47</meta:editing-cycles>
    <meta:generator>LibreOffice/5.1.6.2$Linux_X86_64 LibreOffice_project/10m0$Build-2</meta:generator>
    <meta:document-statistic meta:table-count="5" meta:cell-count="124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">
                <text:p>8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">
                <text:p>12.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5">
                <text:p>17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5">
                <text:p>8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5">
                <text:p>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5">
                <text:p>10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5">
                <text:p>12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5">
                <text:p>14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75">
                <text:p>16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3:ALL.C41 ALL.D2:ALL.D2 ALL.B2:ALL.B2 ALL.E3:ALL.G41 ALL.F2:ALL.F2 ALL.H2:ALL.H2 ALL.I4:ALL.I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D2:ALL.D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B2:ALL.B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8"/>
            <chart:data-point chart:style-name="ch8"/>
            <chart:data-point chart:repeated="30"/>
          </chart:series>
          <chart:series chart:style-name="ch9" chart:values-cell-range-address="ALL.I4:ALL.I41" chart:label-cell-address="ALL.H2:ALL.H2" chart:class="chart:scatter">
            <chart:domain table:cell-range-address="ALL.H4:ALL.H41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D2:ALL.D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B2:ALL.B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rame 4</text:p>
                <draw:g>
                  <svg:desc>ALL.H2:AL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  <table:table-cell office:value-type="float" office:value="0.25">
                <text:p>0.25</text:p>
                <draw:g>
                  <svg:desc>ALL.H4:ALL.H41</svg:desc>
                </draw:g>
              </table:table-cell>
              <table:table-cell office:value-type="float" office:value="5.25">
                <text:p>5.25</text:p>
                <draw:g>
                  <svg:desc>ALL.I4:ALL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.25">
                <text:p>7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25">
                <text:p>7.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  <table:table-cell office:value-type="float" office:value="7.25">
                <text:p>7.2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7.25">
                <text:p>7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7.75">
                <text:p>7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13.25">
                <text:p>13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  <table:table-cell office:value-type="float" office:value="16.75">
                <text:p>16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  <table:table-cell office:value-type="float" office:value="18.75">
                <text:p>18.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75">
                <text:p>8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8.75">
                <text:p>8.75</text:p>
              </table:table-cell>
              <table:table-cell office:value-type="float" office:value="13.25">
                <text:p>13.25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.75">
                <text:p>10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12.75">
                <text:p>12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5">
                <text:p>8.5</text:p>
              </table:table-cell>
              <table:table-cell office:value-type="float" office:value="12.75">
                <text:p>12.75</text:p>
              </table:table-cell>
              <table:table-cell office:value-type="float" office:value="14.75">
                <text:p>14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">
                <text:p>10.5</text:p>
              </table:table-cell>
              <table:table-cell office:value-type="float" office:value="12.75">
                <text:p>12.75</text:p>
              </table:table-cell>
              <table:table-cell office:value-type="float" office:value="16.75">
                <text:p>16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2.75">
                <text:p>12.7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12">
                <text:p>12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">
                <text:p>17.5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9.25">
                <text:p>9.25</text:p>
              </table:table-cell>
              <table:table-cell office:value-type="float" office:value="11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9.75">
                <text:p>9.75</text:p>
              </table:table-cell>
              <table:table-cell office:value-type="float" office:value="12.75">
                <text:p>12.7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1.75">
                <text:p>11.75</text:p>
              </table:table-cell>
              <table:table-cell office:value-type="float" office:value="12.75">
                <text:p>12.7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3.75">
                <text:p>13.75</text:p>
              </table:table-cell>
              <table:table-cell office:value-type="float" office:value="12.75">
                <text:p>12.7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5.75">
                <text:p>15.75</text:p>
              </table:table-cell>
              <table:table-cell office:value-type="float" office:value="12.75">
                <text:p>12.7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13.25">
                <text:p>13.2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5"/>
            <chart:data-point chart:style-name="ch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6.5">
                <text:p>6.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75">
                <text:p>9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">
                <text:p>11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5">
                <text:p>15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5">
                <text:p>17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5">
                <text:p>7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5">
                <text:p>7.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5">
                <text:p>7.2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5">
                <text:p>7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5">
                <text:p>7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25">
                <text:p>13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75">
                <text:p>16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5">
                <text:p>20.5</text:p>
              </table:table-cell>
              <table:table-cell office:value-type="float" office:value="11.25">
                <text:p>11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